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2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solid" draw:fill-color="#80008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0008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2.01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6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6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7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77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7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77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77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3.28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3.286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3.28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3.28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3.286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3.28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04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04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04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04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04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08cm" svg:height="0.508cm" svg:x="2.017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508cm" svg:height="0.508cm" svg:x="2.017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508cm" svg:height="0.508cm" svg:x="2.017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508cm" svg:height="0.508cm" svg:x="2.01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508cm" svg:height="0.508cm" svg:x="2.017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508cm" svg:height="0.508cm" svg:x="2.017cm" svg:y="2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254cm" svg:height="0.254cm" svg:x="2.779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254cm" svg:height="0.254cm" svg:x="2.779cm" svg:y="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254cm" svg:height="0.254cm" svg:x="2.779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254cm" svg:height="0.254cm" svg:x="2.779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254cm" svg:height="0.254cm" svg:x="2.779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3.287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508cm" svg:height="0.508cm" svg:x="3.287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508cm" svg:height="0.508cm" svg:x="3.287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08cm" svg:height="0.508cm" svg:x="3.28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508cm" svg:height="0.508cm" svg:x="3.287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508cm" svg:height="0.508cm" svg:x="3.287cm" svg:y="2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254cm" svg:height="0.254cm" svg:x="4.049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254cm" svg:height="0.254cm" svg:x="4.049cm" svg:y="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254cm" svg:height="0.254cm" svg:x="4.049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254cm" svg:height="0.254cm" svg:x="4.049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254cm" svg:height="0.254cm" svg:x="4.049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451cm" svg:y1="8.441cm" svg:x2="2.816cm" svg:y2="8.076cm" draw:start-shape="id1" draw:start-glue-point="11" draw:end-shape="id2" draw:end-glue-point="7" svg:d="M2451 8441l365-365" svg:viewBox="0 0 366 366">
          <text:p/>
        </draw:connector>
        <draw:connector draw:style-name="gr3" draw:text-style-name="P2" draw:layer="layout" draw:type="line" svg:x1="2.996cm" svg:y1="7.896cm" svg:x2="3.361cm" svg:y2="7.531cm" draw:start-shape="id2" draw:start-glue-point="11" draw:end-shape="id3" draw:end-glue-point="7" svg:d="M2996 7896l365-365" svg:viewBox="0 0 366 366">
          <text:p/>
        </draw:connector>
        <draw:connector draw:style-name="gr3" draw:text-style-name="P2" draw:layer="layout" draw:type="line" svg:x1="3.721cm" svg:y1="7.171cm" svg:x2="4.086cm" svg:y2="6.806cm" draw:start-shape="id3" draw:start-glue-point="11" draw:end-shape="id4" draw:end-glue-point="7" svg:d="M3721 7171l365-365" svg:viewBox="0 0 366 366">
          <text:p/>
        </draw:connector>
        <draw:connector draw:style-name="gr3" draw:text-style-name="P2" draw:layer="layout" draw:type="line" svg:x1="4.266cm" svg:y1="6.626cm" svg:x2="4.631cm" svg:y2="6.261cm" draw:start-shape="id4" draw:start-glue-point="11" svg:d="M4266 6626l365-365" svg:viewBox="0 0 366 366">
          <text:p/>
        </draw:connector>
        <draw:connector draw:style-name="gr3" draw:text-style-name="P2" draw:layer="layout" draw:type="line" svg:x1="2.451cm" svg:y1="7.531cm" svg:x2="2.816cm" svg:y2="7.896cm" draw:start-shape="id5" draw:start-glue-point="9" draw:end-shape="id2" draw:end-glue-point="5" svg:d="M2451 7531l365 365" svg:viewBox="0 0 366 366">
          <text:p/>
        </draw:connector>
        <draw:connector draw:style-name="gr3" draw:text-style-name="P2" draw:layer="layout" draw:type="line" svg:x1="2.996cm" svg:y1="8.076cm" svg:x2="3.361cm" svg:y2="8.441cm" draw:start-shape="id2" draw:start-glue-point="9" draw:end-shape="id6" draw:end-glue-point="5" svg:d="M2996 8076l365 365" svg:viewBox="0 0 366 366">
          <text:p/>
        </draw:connector>
        <draw:connector draw:style-name="gr3" draw:text-style-name="P2" draw:layer="layout" draw:type="line" svg:x1="3.721cm" svg:y1="8.441cm" svg:x2="4.086cm" svg:y2="8.076cm" draw:start-shape="id6" draw:start-glue-point="11" draw:end-shape="id7" draw:end-glue-point="7" svg:d="M3721 8441l365-365" svg:viewBox="0 0 366 366">
          <text:p/>
        </draw:connector>
        <draw:connector draw:style-name="gr3" draw:text-style-name="P2" draw:layer="layout" draw:type="line" svg:x1="4.266cm" svg:y1="7.896cm" svg:x2="4.631cm" svg:y2="7.531cm" draw:start-shape="id7" draw:start-glue-point="11" svg:d="M4266 7896l365-365" svg:viewBox="0 0 366 366">
          <text:p/>
        </draw:connector>
        <draw:connector draw:style-name="gr3" draw:text-style-name="P2" draw:layer="layout" draw:type="line" svg:x1="4.631cm" svg:y1="8.441cm" svg:x2="4.266cm" svg:y2="8.076cm" draw:end-shape="id7" draw:end-glue-point="9" svg:d="M4631 8441l-365-365" svg:viewBox="0 0 366 366">
          <text:p/>
        </draw:connector>
        <draw:connector draw:style-name="gr3" draw:text-style-name="P2" draw:layer="layout" draw:type="line" svg:x1="4.086cm" svg:y1="7.896cm" svg:x2="3.721cm" svg:y2="7.531cm" draw:start-shape="id7" draw:start-glue-point="5" draw:end-shape="id3" draw:end-glue-point="9" svg:d="M4086 7896l-365-365" svg:viewBox="0 0 366 366">
          <text:p/>
        </draw:connector>
        <draw:connector draw:style-name="gr3" draw:text-style-name="P2" draw:layer="layout" draw:type="line" svg:x1="3.361cm" svg:y1="7.171cm" svg:x2="2.996cm" svg:y2="6.806cm" draw:start-shape="id3" draw:start-glue-point="5" draw:end-shape="id8" draw:end-glue-point="9" svg:d="M3361 7171l-365-365" svg:viewBox="0 0 366 366">
          <text:p/>
        </draw:connector>
        <draw:connector draw:style-name="gr3" draw:text-style-name="P2" draw:layer="layout" draw:type="line" svg:x1="2.816cm" svg:y1="6.626cm" svg:x2="2.451cm" svg:y2="6.261cm" draw:start-shape="id8" draw:start-glue-point="5" draw:end-shape="id9" draw:end-glue-point="9" svg:d="M2816 6626l-365-365" svg:viewBox="0 0 366 366">
          <text:p/>
        </draw:connector>
        <draw:connector draw:style-name="gr3" draw:text-style-name="P2" draw:layer="layout" draw:type="line" svg:x1="2.451cm" svg:y1="7.171cm" svg:x2="2.816cm" svg:y2="6.806cm" draw:start-shape="id5" draw:start-glue-point="11" draw:end-shape="id8" draw:end-glue-point="7" svg:d="M2451 7171l365-365" svg:viewBox="0 0 366 366">
          <text:p/>
        </draw:connector>
        <draw:connector draw:style-name="gr3" draw:text-style-name="P2" draw:layer="layout" draw:type="line" svg:x1="2.996cm" svg:y1="6.626cm" svg:x2="3.361cm" svg:y2="6.261cm" draw:start-shape="id8" draw:start-glue-point="11" draw:end-shape="id10" draw:end-glue-point="7" svg:d="M2996 6626l365-365" svg:viewBox="0 0 366 366">
          <text:p/>
        </draw:connector>
        <draw:connector draw:style-name="gr3" draw:text-style-name="P2" draw:layer="layout" draw:type="line" svg:x1="3.721cm" svg:y1="6.261cm" svg:x2="4.086cm" svg:y2="6.626cm" draw:start-shape="id10" draw:start-glue-point="9" draw:end-shape="id4" draw:end-glue-point="5" svg:d="M3721 6261l365 365" svg:viewBox="0 0 366 366">
          <text:p/>
        </draw:connector>
        <draw:connector draw:style-name="gr3" draw:text-style-name="P2" draw:layer="layout" draw:type="line" svg:x1="4.266cm" svg:y1="6.806cm" svg:x2="4.631cm" svg:y2="7.171cm" draw:start-shape="id4" draw:start-glue-point="9" svg:d="M4266 6806l365 365" svg:viewBox="0 0 366 366">
          <text:p/>
        </draw:connector>
        <draw:connector draw:style-name="gr3" draw:text-style-name="P2" draw:layer="layout" draw:type="line" svg:x1="2.451cm" svg:y1="5.901cm" svg:x2="2.816cm" svg:y2="5.536cm" draw:start-shape="id9" draw:start-glue-point="11" draw:end-shape="id11" draw:end-glue-point="7" svg:d="M2451 5901l365-365" svg:viewBox="0 0 366 366">
          <text:p/>
        </draw:connector>
        <draw:connector draw:style-name="gr3" draw:text-style-name="P2" draw:layer="layout" draw:type="line" svg:x1="2.996cm" svg:y1="5.356cm" svg:x2="3.361cm" svg:y2="4.991cm" draw:start-shape="id11" draw:start-glue-point="11" draw:end-shape="id12" draw:end-glue-point="7" svg:d="M2996 5356l365-365" svg:viewBox="0 0 366 366">
          <text:p/>
        </draw:connector>
        <draw:connector draw:style-name="gr3" draw:text-style-name="P2" draw:layer="layout" draw:type="line" svg:x1="2.451cm" svg:y1="4.991cm" svg:x2="2.816cm" svg:y2="5.356cm" draw:start-shape="id13" draw:start-glue-point="9" draw:end-shape="id11" draw:end-glue-point="5" svg:d="M2451 4991l365 365" svg:viewBox="0 0 366 366">
          <text:p/>
        </draw:connector>
        <draw:connector draw:style-name="gr3" draw:text-style-name="P2" draw:layer="layout" draw:type="line" svg:x1="2.996cm" svg:y1="5.536cm" svg:x2="3.361cm" svg:y2="5.901cm" draw:start-shape="id11" draw:start-glue-point="9" draw:end-shape="id10" draw:end-glue-point="5" svg:d="M2996 5536l365 365" svg:viewBox="0 0 366 366">
          <text:p/>
        </draw:connector>
        <draw:connector draw:style-name="gr3" draw:text-style-name="P2" draw:layer="layout" draw:type="line" svg:x1="3.721cm" svg:y1="4.991cm" svg:x2="4.086cm" svg:y2="5.356cm" draw:start-shape="id12" draw:start-glue-point="9" draw:end-shape="id14" draw:end-glue-point="5" svg:d="M3721 4991l365 365" svg:viewBox="0 0 366 366">
          <text:p/>
        </draw:connector>
        <draw:connector draw:style-name="gr3" draw:text-style-name="P2" draw:layer="layout" draw:type="line" svg:x1="3.721cm" svg:y1="5.901cm" svg:x2="4.086cm" svg:y2="5.536cm" draw:start-shape="id10" draw:start-glue-point="11" draw:end-shape="id14" draw:end-glue-point="7" svg:d="M3721 5901l365-365" svg:viewBox="0 0 366 366">
          <text:p/>
        </draw:connector>
        <draw:connector draw:style-name="gr3" draw:text-style-name="P2" draw:layer="layout" draw:type="line" svg:x1="4.266cm" svg:y1="5.536cm" svg:x2="4.631cm" svg:y2="5.901cm" draw:start-shape="id14" draw:start-glue-point="9" svg:d="M4266 5536l365 365" svg:viewBox="0 0 366 366">
          <text:p/>
        </draw:connector>
        <draw:connector draw:style-name="gr3" draw:text-style-name="P2" draw:layer="layout" draw:type="line" svg:x1="4.266cm" svg:y1="5.356cm" svg:x2="4.631cm" svg:y2="4.991cm" draw:start-shape="id14" draw:start-glue-point="11" svg:d="M4266 5356l365-365" svg:viewBox="0 0 366 366">
          <text:p/>
        </draw:connector>
        <draw:connector draw:style-name="gr3" draw:text-style-name="P2" draw:layer="layout" draw:type="line" svg:x1="3.721cm" svg:y1="4.631cm" svg:x2="4.086cm" svg:y2="4.266cm" draw:start-shape="id12" draw:start-glue-point="11" draw:end-shape="id15" draw:end-glue-point="7" svg:d="M3721 4631l365-365" svg:viewBox="0 0 366 366">
          <text:p/>
        </draw:connector>
        <draw:connector draw:style-name="gr3" draw:text-style-name="P2" draw:layer="layout" draw:type="line" svg:x1="4.266cm" svg:y1="4.266cm" svg:x2="4.631cm" svg:y2="4.631cm" draw:start-shape="id15" draw:start-glue-point="9" svg:d="M4266 4266l365 365" svg:viewBox="0 0 366 366">
          <text:p/>
        </draw:connector>
        <draw:connector draw:style-name="gr3" draw:text-style-name="P2" draw:layer="layout" draw:type="line" svg:x1="2.451cm" svg:y1="4.631cm" svg:x2="2.816cm" svg:y2="4.266cm" draw:start-shape="id13" draw:start-glue-point="11" draw:end-shape="id16" draw:end-glue-point="7" svg:d="M2451 4631l365-365" svg:viewBox="0 0 366 366">
          <text:p/>
        </draw:connector>
        <draw:connector draw:style-name="gr3" draw:text-style-name="P2" draw:layer="layout" draw:type="line" svg:x1="2.996cm" svg:y1="4.266cm" svg:x2="3.361cm" svg:y2="4.631cm" draw:start-shape="id16" draw:start-glue-point="9" draw:end-shape="id12" draw:end-glue-point="5" svg:d="M2996 4266l365 365" svg:viewBox="0 0 366 366">
          <text:p/>
        </draw:connector>
        <draw:connector draw:style-name="gr3" draw:text-style-name="P2" draw:layer="layout" draw:type="line" svg:x1="2.996cm" svg:y1="4.086cm" svg:x2="3.361cm" svg:y2="3.721cm" draw:start-shape="id16" draw:start-glue-point="11" draw:end-shape="id17" draw:end-glue-point="7" svg:d="M2996 4086l365-365" svg:viewBox="0 0 366 366">
          <text:p/>
        </draw:connector>
        <draw:connector draw:style-name="gr3" draw:text-style-name="P2" draw:layer="layout" draw:type="line" svg:x1="2.816cm" svg:y1="4.086cm" svg:x2="2.451cm" svg:y2="3.721cm" draw:start-shape="id16" draw:start-glue-point="5" draw:end-shape="id18" draw:end-glue-point="9" svg:d="M2816 4086l-365-365" svg:viewBox="0 0 366 366">
          <text:p/>
        </draw:connector>
        <draw:connector draw:style-name="gr3" draw:text-style-name="P2" draw:layer="layout" draw:type="line" svg:x1="2.451cm" svg:y1="3.361cm" svg:x2="2.816cm" svg:y2="2.996cm" draw:start-shape="id18" draw:start-glue-point="11" draw:end-shape="id19" draw:end-glue-point="7" svg:d="M2451 3361l365-365" svg:viewBox="0 0 366 366">
          <text:p/>
        </draw:connector>
        <draw:connector draw:style-name="gr3" draw:text-style-name="P2" draw:layer="layout" draw:type="line" svg:x1="2.996cm" svg:y1="2.996cm" svg:x2="3.361cm" svg:y2="3.361cm" draw:start-shape="id19" draw:start-glue-point="9" draw:end-shape="id17" draw:end-glue-point="5" svg:d="M2996 2996l365 365" svg:viewBox="0 0 366 366">
          <text:p/>
        </draw:connector>
        <draw:connector draw:style-name="gr3" draw:text-style-name="P2" draw:layer="layout" draw:type="line" svg:x1="2.996cm" svg:y1="2.816cm" svg:x2="3.361cm" svg:y2="2.451cm" draw:start-shape="id19" draw:start-glue-point="11" draw:end-shape="id20" draw:end-glue-point="7" svg:d="M2996 2816l365-365" svg:viewBox="0 0 366 366">
          <text:p/>
        </draw:connector>
        <draw:connector draw:style-name="gr3" draw:text-style-name="P2" draw:layer="layout" draw:type="line" svg:x1="2.451cm" svg:y1="2.451cm" svg:x2="2.816cm" svg:y2="2.816cm" draw:start-shape="id21" draw:start-glue-point="9" draw:end-shape="id19" draw:end-glue-point="5" svg:d="M2451 2451l365 365" svg:viewBox="0 0 366 366">
          <text:p/>
        </draw:connector>
        <draw:connector draw:style-name="gr3" draw:text-style-name="P2" draw:layer="layout" draw:type="line" svg:x1="3.721cm" svg:y1="2.451cm" svg:x2="4.086cm" svg:y2="2.816cm" draw:start-shape="id20" draw:start-glue-point="9" draw:end-shape="id22" draw:end-glue-point="5" svg:d="M3721 2451l365 365" svg:viewBox="0 0 366 366">
          <text:p/>
        </draw:connector>
        <draw:connector draw:style-name="gr3" draw:text-style-name="P2" draw:layer="layout" draw:type="line" svg:x1="3.721cm" svg:y1="3.361cm" svg:x2="4.086cm" svg:y2="2.996cm" draw:start-shape="id17" draw:start-glue-point="11" draw:end-shape="id22" draw:end-glue-point="7" svg:d="M3721 3361l365-365" svg:viewBox="0 0 366 366">
          <text:p/>
        </draw:connector>
        <draw:connector draw:style-name="gr3" draw:text-style-name="P2" draw:layer="layout" draw:type="line" svg:x1="3.721cm" svg:y1="3.721cm" svg:x2="4.086cm" svg:y2="4.086cm" draw:start-shape="id17" draw:start-glue-point="9" draw:end-shape="id15" draw:end-glue-point="5" svg:d="M3721 3721l365 365" svg:viewBox="0 0 366 366">
          <text:p/>
        </draw:connector>
        <draw:custom-shape draw:style-name="gr1" draw:text-style-name="P1" draw:layer="layout" svg:width="0.508cm" svg:height="0.508cm" svg:x="4.55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4.55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31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31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31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31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31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82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826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82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82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826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82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58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58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58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58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58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508cm" svg:height="0.508cm" svg:x="4.557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508cm" svg:height="0.508cm" svg:x="4.556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508cm" svg:height="0.508cm" svg:x="4.55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508cm" svg:height="0.508cm" svg:x="4.55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508cm" svg:height="0.508cm" svg:x="4.556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508cm" svg:height="0.508cm" svg:x="4.55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0.254cm" svg:height="0.254cm" svg:x="5.319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254cm" svg:height="0.254cm" svg:x="5.319cm" svg:y="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254cm" svg:height="0.254cm" svg:x="5.319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0.254cm" svg:height="0.254cm" svg:x="5.319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0.254cm" svg:height="0.254cm" svg:x="5.319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508cm" svg:height="0.508cm" svg:x="5.827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508cm" svg:height="0.508cm" svg:x="5.827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508cm" svg:height="0.508cm" svg:x="5.827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508cm" svg:height="0.508cm" svg:x="5.82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508cm" svg:height="0.508cm" svg:x="5.827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508cm" svg:height="0.508cm" svg:x="5.827cm" svg:y="2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0.254cm" svg:height="0.254cm" svg:x="6.589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0.254cm" svg:height="0.254cm" svg:x="6.589cm" svg:y="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6" draw:id="id36" draw:layer="layout" svg:width="0.254cm" svg:height="0.254cm" svg:x="6.589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0.254cm" svg:height="0.254cm" svg:x="6.589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254cm" svg:height="0.254cm" svg:x="6.589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991cm" svg:y1="8.441cm" svg:x2="5.356cm" svg:y2="8.076cm" draw:start-shape="id23" draw:start-glue-point="11" draw:end-shape="id24" draw:end-glue-point="7" svg:d="M4991 8441l365-365" svg:viewBox="0 0 366 366">
          <text:p/>
        </draw:connector>
        <draw:connector draw:style-name="gr3" draw:text-style-name="P2" draw:layer="layout" draw:type="line" svg:x1="5.536cm" svg:y1="7.896cm" svg:x2="5.901cm" svg:y2="7.531cm" draw:start-shape="id24" draw:start-glue-point="11" draw:end-shape="id25" draw:end-glue-point="7" svg:d="M5536 7896l365-365" svg:viewBox="0 0 366 366">
          <text:p/>
        </draw:connector>
        <draw:connector draw:style-name="gr3" draw:text-style-name="P2" draw:layer="layout" draw:type="line" svg:x1="6.261cm" svg:y1="7.171cm" svg:x2="6.626cm" svg:y2="6.806cm" draw:start-shape="id25" draw:start-glue-point="11" draw:end-shape="id26" draw:end-glue-point="7" svg:d="M6261 7171l365-365" svg:viewBox="0 0 366 366">
          <text:p/>
        </draw:connector>
        <draw:connector draw:style-name="gr3" draw:text-style-name="P2" draw:layer="layout" draw:type="line" svg:x1="6.806cm" svg:y1="6.626cm" svg:x2="7.171cm" svg:y2="6.261cm" draw:start-shape="id26" draw:start-glue-point="11" svg:d="M6806 6626l365-365" svg:viewBox="0 0 366 366">
          <text:p/>
        </draw:connector>
        <draw:connector draw:style-name="gr3" draw:text-style-name="P2" draw:layer="layout" draw:type="line" svg:x1="4.99cm" svg:y1="7.53cm" svg:x2="5.356cm" svg:y2="7.896cm" draw:start-shape="id27" draw:start-glue-point="9" draw:end-shape="id24" draw:end-glue-point="5" svg:d="M4990 7530l366 366" svg:viewBox="0 0 367 367">
          <text:p/>
        </draw:connector>
        <draw:connector draw:style-name="gr3" draw:text-style-name="P2" draw:layer="layout" draw:type="line" svg:x1="5.536cm" svg:y1="8.076cm" svg:x2="5.901cm" svg:y2="8.441cm" draw:start-shape="id24" draw:start-glue-point="9" draw:end-shape="id28" draw:end-glue-point="5" svg:d="M5536 8076l365 365" svg:viewBox="0 0 366 366">
          <text:p/>
        </draw:connector>
        <draw:connector draw:style-name="gr3" draw:text-style-name="P2" draw:layer="layout" draw:type="line" svg:x1="6.261cm" svg:y1="8.441cm" svg:x2="6.626cm" svg:y2="8.076cm" draw:start-shape="id28" draw:start-glue-point="11" draw:end-shape="id29" draw:end-glue-point="7" svg:d="M6261 8441l365-365" svg:viewBox="0 0 366 366">
          <text:p/>
        </draw:connector>
        <draw:connector draw:style-name="gr3" draw:text-style-name="P2" draw:layer="layout" draw:type="line" svg:x1="6.806cm" svg:y1="7.896cm" svg:x2="7.171cm" svg:y2="7.531cm" draw:start-shape="id29" draw:start-glue-point="11" svg:d="M6806 7896l365-365" svg:viewBox="0 0 366 366">
          <text:p/>
        </draw:connector>
        <draw:connector draw:style-name="gr3" draw:text-style-name="P2" draw:layer="layout" draw:type="line" svg:x1="7.171cm" svg:y1="8.441cm" svg:x2="6.806cm" svg:y2="8.076cm" draw:end-shape="id29" draw:end-glue-point="9" svg:d="M7171 8441l-365-365" svg:viewBox="0 0 366 366">
          <text:p/>
        </draw:connector>
        <draw:connector draw:style-name="gr3" draw:text-style-name="P2" draw:layer="layout" draw:type="line" svg:x1="6.626cm" svg:y1="7.896cm" svg:x2="6.261cm" svg:y2="7.531cm" draw:start-shape="id29" draw:start-glue-point="5" draw:end-shape="id25" draw:end-glue-point="9" svg:d="M6626 7896l-365-365" svg:viewBox="0 0 366 366">
          <text:p/>
        </draw:connector>
        <draw:connector draw:style-name="gr3" draw:text-style-name="P2" draw:layer="layout" draw:type="line" svg:x1="5.901cm" svg:y1="7.171cm" svg:x2="5.536cm" svg:y2="6.806cm" draw:start-shape="id25" draw:start-glue-point="5" draw:end-shape="id30" draw:end-glue-point="9" svg:d="M5901 7171l-365-365" svg:viewBox="0 0 366 366">
          <text:p/>
        </draw:connector>
        <draw:connector draw:style-name="gr3" draw:text-style-name="P2" draw:layer="layout" draw:type="line" svg:x1="5.356cm" svg:y1="6.626cm" svg:x2="4.99cm" svg:y2="6.26cm" draw:start-shape="id30" draw:start-glue-point="5" draw:end-shape="id31" draw:end-glue-point="9" svg:d="M5356 6626l-366-366" svg:viewBox="0 0 367 367">
          <text:p/>
        </draw:connector>
        <draw:connector draw:style-name="gr3" draw:text-style-name="P2" draw:layer="layout" draw:type="line" svg:x1="4.99cm" svg:y1="7.17cm" svg:x2="5.356cm" svg:y2="6.806cm" draw:start-shape="id27" draw:start-glue-point="11" draw:end-shape="id30" draw:end-glue-point="7" svg:d="M4990 7170l366-364" svg:viewBox="0 0 367 365">
          <text:p/>
        </draw:connector>
        <draw:connector draw:style-name="gr3" draw:text-style-name="P2" draw:layer="layout" draw:type="line" svg:x1="5.536cm" svg:y1="6.626cm" svg:x2="5.901cm" svg:y2="6.261cm" draw:start-shape="id30" draw:start-glue-point="11" draw:end-shape="id32" draw:end-glue-point="7" svg:d="M5536 6626l365-365" svg:viewBox="0 0 366 366">
          <text:p/>
        </draw:connector>
        <draw:connector draw:style-name="gr3" draw:text-style-name="P2" draw:layer="layout" draw:type="line" svg:x1="6.261cm" svg:y1="6.261cm" svg:x2="6.626cm" svg:y2="6.626cm" draw:start-shape="id32" draw:start-glue-point="9" draw:end-shape="id26" draw:end-glue-point="5" svg:d="M6261 6261l365 365" svg:viewBox="0 0 366 366">
          <text:p/>
        </draw:connector>
        <draw:connector draw:style-name="gr3" draw:text-style-name="P2" draw:layer="layout" draw:type="line" svg:x1="6.806cm" svg:y1="6.806cm" svg:x2="7.171cm" svg:y2="7.171cm" draw:start-shape="id26" draw:start-glue-point="9" svg:d="M6806 6806l365 365" svg:viewBox="0 0 366 366">
          <text:p/>
        </draw:connector>
        <draw:connector draw:style-name="gr3" draw:text-style-name="P2" draw:layer="layout" draw:type="line" svg:x1="4.99cm" svg:y1="5.9cm" svg:x2="5.356cm" svg:y2="5.536cm" draw:start-shape="id31" draw:start-glue-point="11" draw:end-shape="id33" draw:end-glue-point="7" svg:d="M4990 5900l366-364" svg:viewBox="0 0 367 365">
          <text:p/>
        </draw:connector>
        <draw:connector draw:style-name="gr3" draw:text-style-name="P2" draw:layer="layout" draw:type="line" svg:x1="5.536cm" svg:y1="5.356cm" svg:x2="5.901cm" svg:y2="4.991cm" draw:start-shape="id33" draw:start-glue-point="11" draw:end-shape="id34" draw:end-glue-point="7" svg:d="M5536 5356l365-365" svg:viewBox="0 0 366 366">
          <text:p/>
        </draw:connector>
        <draw:connector draw:style-name="gr3" draw:text-style-name="P2" draw:layer="layout" draw:type="line" svg:x1="4.99cm" svg:y1="4.99cm" svg:x2="5.356cm" svg:y2="5.356cm" draw:start-shape="id35" draw:start-glue-point="9" draw:end-shape="id33" draw:end-glue-point="5" svg:d="M4990 4990l366 366" svg:viewBox="0 0 367 367">
          <text:p/>
        </draw:connector>
        <draw:connector draw:style-name="gr3" draw:text-style-name="P2" draw:layer="layout" draw:type="line" svg:x1="5.536cm" svg:y1="5.536cm" svg:x2="5.901cm" svg:y2="5.901cm" draw:start-shape="id33" draw:start-glue-point="9" draw:end-shape="id32" draw:end-glue-point="5" svg:d="M5536 5536l365 365" svg:viewBox="0 0 366 366">
          <text:p/>
        </draw:connector>
        <draw:connector draw:style-name="gr3" draw:text-style-name="P2" draw:layer="layout" draw:type="line" svg:x1="6.261cm" svg:y1="4.991cm" svg:x2="6.626cm" svg:y2="5.356cm" draw:start-shape="id34" draw:start-glue-point="9" draw:end-shape="id36" draw:end-glue-point="5" svg:d="M6261 4991l365 365" svg:viewBox="0 0 366 366">
          <text:p/>
        </draw:connector>
        <draw:connector draw:style-name="gr3" draw:text-style-name="P2" draw:layer="layout" draw:type="line" svg:x1="6.261cm" svg:y1="5.901cm" svg:x2="6.626cm" svg:y2="5.536cm" draw:start-shape="id32" draw:start-glue-point="11" draw:end-shape="id36" draw:end-glue-point="7" svg:d="M6261 5901l365-365" svg:viewBox="0 0 366 366">
          <text:p/>
        </draw:connector>
        <draw:connector draw:style-name="gr3" draw:text-style-name="P2" draw:layer="layout" draw:type="line" svg:x1="6.806cm" svg:y1="5.536cm" svg:x2="7.171cm" svg:y2="5.901cm" draw:start-shape="id36" draw:start-glue-point="9" svg:d="M6806 5536l365 365" svg:viewBox="0 0 366 366">
          <text:p/>
        </draw:connector>
        <draw:connector draw:style-name="gr3" draw:text-style-name="P2" draw:layer="layout" draw:type="line" svg:x1="6.806cm" svg:y1="5.356cm" svg:x2="7.171cm" svg:y2="4.991cm" draw:start-shape="id36" draw:start-glue-point="11" svg:d="M6806 5356l365-365" svg:viewBox="0 0 366 366">
          <text:p/>
        </draw:connector>
        <draw:connector draw:style-name="gr3" draw:text-style-name="P2" draw:layer="layout" draw:type="line" svg:x1="6.261cm" svg:y1="4.631cm" svg:x2="6.626cm" svg:y2="4.266cm" draw:start-shape="id34" draw:start-glue-point="11" draw:end-shape="id37" draw:end-glue-point="7" svg:d="M6261 4631l365-365" svg:viewBox="0 0 366 366">
          <text:p/>
        </draw:connector>
        <draw:connector draw:style-name="gr3" draw:text-style-name="P2" draw:layer="layout" draw:type="line" svg:x1="6.806cm" svg:y1="4.266cm" svg:x2="7.171cm" svg:y2="4.631cm" draw:start-shape="id37" draw:start-glue-point="9" svg:d="M6806 4266l365 365" svg:viewBox="0 0 366 366">
          <text:p/>
        </draw:connector>
        <draw:connector draw:style-name="gr3" draw:text-style-name="P2" draw:layer="layout" draw:type="line" svg:x1="4.99cm" svg:y1="4.63cm" svg:x2="5.356cm" svg:y2="4.266cm" draw:start-shape="id35" draw:start-glue-point="11" draw:end-shape="id38" draw:end-glue-point="7" svg:d="M4990 4630l366-364" svg:viewBox="0 0 367 365">
          <text:p/>
        </draw:connector>
        <draw:connector draw:style-name="gr3" draw:text-style-name="P2" draw:layer="layout" draw:type="line" svg:x1="5.536cm" svg:y1="4.266cm" svg:x2="5.901cm" svg:y2="4.631cm" draw:start-shape="id38" draw:start-glue-point="9" draw:end-shape="id34" draw:end-glue-point="5" svg:d="M5536 4266l365 365" svg:viewBox="0 0 366 366">
          <text:p/>
        </draw:connector>
        <draw:connector draw:style-name="gr3" draw:text-style-name="P2" draw:layer="layout" draw:type="line" svg:x1="5.536cm" svg:y1="4.086cm" svg:x2="5.901cm" svg:y2="3.721cm" draw:start-shape="id38" draw:start-glue-point="11" draw:end-shape="id39" draw:end-glue-point="7" svg:d="M5536 4086l365-365" svg:viewBox="0 0 366 366">
          <text:p/>
        </draw:connector>
        <draw:connector draw:style-name="gr3" draw:text-style-name="P2" draw:layer="layout" draw:type="line" svg:x1="5.356cm" svg:y1="4.086cm" svg:x2="4.99cm" svg:y2="3.72cm" draw:start-shape="id38" draw:start-glue-point="5" draw:end-shape="id40" draw:end-glue-point="9" svg:d="M5356 4086l-366-366" svg:viewBox="0 0 367 367">
          <text:p/>
        </draw:connector>
        <draw:connector draw:style-name="gr3" draw:text-style-name="P2" draw:layer="layout" draw:type="line" svg:x1="4.99cm" svg:y1="3.36cm" svg:x2="5.356cm" svg:y2="2.996cm" draw:start-shape="id40" draw:start-glue-point="11" draw:end-shape="id41" draw:end-glue-point="7" svg:d="M4990 3360l366-364" svg:viewBox="0 0 367 365">
          <text:p/>
        </draw:connector>
        <draw:connector draw:style-name="gr3" draw:text-style-name="P2" draw:layer="layout" draw:type="line" svg:x1="5.536cm" svg:y1="2.996cm" svg:x2="5.901cm" svg:y2="3.361cm" draw:start-shape="id41" draw:start-glue-point="9" draw:end-shape="id39" draw:end-glue-point="5" svg:d="M5536 2996l365 365" svg:viewBox="0 0 366 366">
          <text:p/>
        </draw:connector>
        <draw:connector draw:style-name="gr3" draw:text-style-name="P2" draw:layer="layout" draw:type="line" svg:x1="5.536cm" svg:y1="2.816cm" svg:x2="5.901cm" svg:y2="2.451cm" draw:start-shape="id41" draw:start-glue-point="11" draw:end-shape="id42" draw:end-glue-point="7" svg:d="M5536 2816l365-365" svg:viewBox="0 0 366 366">
          <text:p/>
        </draw:connector>
        <draw:connector draw:style-name="gr3" draw:text-style-name="P2" draw:layer="layout" draw:type="line" svg:x1="4.99cm" svg:y1="2.45cm" svg:x2="5.356cm" svg:y2="2.816cm" draw:start-shape="id43" draw:start-glue-point="9" draw:end-shape="id41" draw:end-glue-point="5" svg:d="M4990 2450l366 366" svg:viewBox="0 0 367 367">
          <text:p/>
        </draw:connector>
        <draw:connector draw:style-name="gr3" draw:text-style-name="P2" draw:layer="layout" draw:type="line" svg:x1="6.261cm" svg:y1="2.451cm" svg:x2="6.626cm" svg:y2="2.816cm" draw:start-shape="id42" draw:start-glue-point="9" draw:end-shape="id44" draw:end-glue-point="5" svg:d="M6261 2451l365 365" svg:viewBox="0 0 366 366">
          <text:p/>
        </draw:connector>
        <draw:connector draw:style-name="gr3" draw:text-style-name="P2" draw:layer="layout" draw:type="line" svg:x1="6.261cm" svg:y1="3.361cm" svg:x2="6.626cm" svg:y2="2.996cm" draw:start-shape="id39" draw:start-glue-point="11" draw:end-shape="id44" draw:end-glue-point="7" svg:d="M6261 3361l365-365" svg:viewBox="0 0 366 366">
          <text:p/>
        </draw:connector>
        <draw:connector draw:style-name="gr3" draw:text-style-name="P2" draw:layer="layout" draw:type="line" svg:x1="6.261cm" svg:y1="3.721cm" svg:x2="6.626cm" svg:y2="4.086cm" draw:start-shape="id39" draw:start-glue-point="9" draw:end-shape="id37" draw:end-glue-point="5" svg:d="M6261 3721l365 365" svg:viewBox="0 0 366 366">
          <text:p/>
        </draw:connector>
        <draw:connector draw:style-name="gr3" draw:text-style-name="P2" xml:id="id45" draw:id="id45" draw:layer="layout" draw:type="line" svg:x1="4.266cm" svg:y1="4.086cm" svg:x2="4.266cm" svg:y2="4.086cm" draw:start-shape="id15" draw:start-glue-point="11" draw:end-shape="id15" draw:end-glue-point="11" svg:d="M4266 4086z" svg:viewBox="0 0 1 1">
          <text:p/>
        </draw:connector>
        <draw:connector draw:style-name="gr3" draw:text-style-name="P2" draw:layer="layout" draw:type="line" svg:x1="4.266cm" svg:y1="4.086cm" svg:x2="4.63cm" svg:y2="3.72cm" draw:start-shape="id45" draw:start-glue-point="0" draw:end-shape="id40" draw:end-glue-point="7" svg:d="M4266 4086l364-366" svg:viewBox="0 0 365 367">
          <text:p/>
        </draw:connector>
        <draw:connector draw:style-name="gr3" draw:text-style-name="P2" draw:layer="layout" draw:type="line" svg:x1="4.266cm" svg:y1="2.996cm" svg:x2="4.63cm" svg:y2="3.36cm" draw:start-shape="id22" draw:start-glue-point="9" draw:end-shape="id40" draw:end-glue-point="5" svg:d="M4266 2996l364 364" svg:viewBox="0 0 365 365">
          <text:p/>
        </draw:connector>
        <draw:connector draw:style-name="gr3" draw:text-style-name="P2" draw:layer="layout" draw:type="line" svg:x1="4.266cm" svg:y1="2.816cm" svg:x2="4.63cm" svg:y2="2.45cm" draw:start-shape="id22" draw:start-glue-point="11" draw:end-shape="id43" draw:end-glue-point="7" svg:d="M4266 2816l364-366" svg:viewBox="0 0 365 367">
          <text:p/>
        </draw:connector>
        <draw:custom-shape draw:style-name="gr1" draw:text-style-name="P1" draw:layer="layout" svg:width="0.508cm" svg:height="0.508cm" svg:x="7.85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7.85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7.858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7.858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7.858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7.858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62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62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62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62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62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12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12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128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128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128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128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8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89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8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89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89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508cm" svg:height="0.508cm" svg:x="7.859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508cm" svg:height="0.508cm" svg:x="7.859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508cm" svg:height="0.508cm" svg:x="7.859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508cm" svg:height="0.508cm" svg:x="7.85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508cm" svg:height="0.508cm" svg:x="7.859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508cm" svg:height="0.508cm" svg:x="7.859cm" svg:y="2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layout" svg:width="0.254cm" svg:height="0.254cm" svg:x="9.621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0.254cm" svg:height="0.254cm" svg:x="9.621cm" svg:y="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6" draw:id="id56" draw:layer="layout" svg:width="0.254cm" svg:height="0.254cm" svg:x="9.621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0.254cm" svg:height="0.254cm" svg:x="9.621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0.254cm" svg:height="0.254cm" svg:x="9.621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508cm" svg:height="0.508cm" svg:x="11.129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508cm" svg:height="0.508cm" svg:x="11.129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508cm" svg:height="0.508cm" svg:x="11.129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508cm" svg:height="0.508cm" svg:x="11.12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508cm" svg:height="0.508cm" svg:x="11.129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508cm" svg:height="0.508cm" svg:x="11.129cm" svg:y="2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0.254cm" svg:height="0.254cm" svg:x="12.891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0" draw:id="id60" draw:layer="layout" svg:width="0.254cm" svg:height="0.254cm" svg:x="12.891cm" svg:y="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0.254cm" svg:height="0.254cm" svg:x="12.891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0.254cm" svg:height="0.254cm" svg:x="12.891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2" draw:id="id52" draw:layer="layout" svg:width="0.254cm" svg:height="0.254cm" svg:x="12.891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8.293cm" svg:y1="8.441cm" svg:x2="9.658cm" svg:y2="8.076cm" draw:start-shape="id46" draw:start-glue-point="11" draw:end-shape="id47" draw:end-glue-point="7" svg:d="M8293 8441l1365-365" svg:viewBox="0 0 1366 366">
          <text:p/>
        </draw:connector>
        <draw:connector draw:style-name="gr3" draw:text-style-name="P2" draw:layer="layout" draw:type="line" svg:x1="9.838cm" svg:y1="7.896cm" svg:x2="11.203cm" svg:y2="7.531cm" draw:start-shape="id47" draw:start-glue-point="11" draw:end-shape="id48" draw:end-glue-point="7" svg:d="M9838 7896l1365-365" svg:viewBox="0 0 1366 366">
          <text:p/>
        </draw:connector>
        <draw:connector draw:style-name="gr3" draw:text-style-name="P2" draw:layer="layout" draw:type="line" svg:x1="11.563cm" svg:y1="7.171cm" svg:x2="12.928cm" svg:y2="6.806cm" draw:start-shape="id48" draw:start-glue-point="11" draw:end-shape="id49" draw:end-glue-point="7" svg:d="M11563 7171l1365-365" svg:viewBox="0 0 1366 366">
          <text:p/>
        </draw:connector>
        <draw:connector draw:style-name="gr3" draw:text-style-name="P2" draw:layer="layout" draw:type="line" svg:x1="8.293cm" svg:y1="7.531cm" svg:x2="9.658cm" svg:y2="7.896cm" draw:start-shape="id50" draw:start-glue-point="9" draw:end-shape="id47" draw:end-glue-point="5" svg:d="M8293 7531l1365 365" svg:viewBox="0 0 1366 366">
          <text:p/>
        </draw:connector>
        <draw:connector draw:style-name="gr3" draw:text-style-name="P2" draw:layer="layout" draw:type="line" svg:x1="9.838cm" svg:y1="8.076cm" svg:x2="11.203cm" svg:y2="8.441cm" draw:start-shape="id47" draw:start-glue-point="9" draw:end-shape="id51" draw:end-glue-point="5" svg:d="M9838 8076l1365 365" svg:viewBox="0 0 1366 366">
          <text:p/>
        </draw:connector>
        <draw:connector draw:style-name="gr3" draw:text-style-name="P2" draw:layer="layout" draw:type="line" svg:x1="11.563cm" svg:y1="8.441cm" svg:x2="12.928cm" svg:y2="8.076cm" draw:start-shape="id51" draw:start-glue-point="11" draw:end-shape="id52" draw:end-glue-point="7" svg:d="M11563 8441l1365-365" svg:viewBox="0 0 1366 366">
          <text:p/>
        </draw:connector>
        <draw:connector draw:style-name="gr3" draw:text-style-name="P2" draw:layer="layout" draw:type="line" svg:x1="12.928cm" svg:y1="7.896cm" svg:x2="11.563cm" svg:y2="7.531cm" draw:start-shape="id52" draw:start-glue-point="5" draw:end-shape="id48" draw:end-glue-point="9" svg:d="M12928 7896l-1365-365" svg:viewBox="0 0 1366 366">
          <text:p/>
        </draw:connector>
        <draw:connector draw:style-name="gr3" draw:text-style-name="P2" draw:layer="layout" draw:type="line" svg:x1="11.203cm" svg:y1="7.171cm" svg:x2="9.838cm" svg:y2="6.806cm" draw:start-shape="id48" draw:start-glue-point="5" draw:end-shape="id53" draw:end-glue-point="9" svg:d="M11203 7171l-1365-365" svg:viewBox="0 0 1366 366">
          <text:p/>
        </draw:connector>
        <draw:connector draw:style-name="gr3" draw:text-style-name="P2" draw:layer="layout" draw:type="line" svg:x1="9.658cm" svg:y1="6.626cm" svg:x2="8.293cm" svg:y2="6.261cm" draw:start-shape="id53" draw:start-glue-point="5" draw:end-shape="id54" draw:end-glue-point="9" svg:d="M9658 6626l-1365-365" svg:viewBox="0 0 1366 366">
          <text:p/>
        </draw:connector>
        <draw:connector draw:style-name="gr3" draw:text-style-name="P2" draw:layer="layout" draw:type="line" svg:x1="8.293cm" svg:y1="7.171cm" svg:x2="9.658cm" svg:y2="6.806cm" draw:start-shape="id50" draw:start-glue-point="11" draw:end-shape="id53" draw:end-glue-point="7" svg:d="M8293 7171l1365-365" svg:viewBox="0 0 1366 366">
          <text:p/>
        </draw:connector>
        <draw:connector draw:style-name="gr3" draw:text-style-name="P2" draw:layer="layout" draw:type="line" svg:x1="9.838cm" svg:y1="6.626cm" svg:x2="11.203cm" svg:y2="6.261cm" draw:start-shape="id53" draw:start-glue-point="11" draw:end-shape="id55" draw:end-glue-point="7" svg:d="M9838 6626l1365-365" svg:viewBox="0 0 1366 366">
          <text:p/>
        </draw:connector>
        <draw:connector draw:style-name="gr3" draw:text-style-name="P2" draw:layer="layout" draw:type="line" svg:x1="11.563cm" svg:y1="6.261cm" svg:x2="12.928cm" svg:y2="6.626cm" draw:start-shape="id55" draw:start-glue-point="9" draw:end-shape="id49" draw:end-glue-point="5" svg:d="M11563 6261l1365 365" svg:viewBox="0 0 1366 366">
          <text:p/>
        </draw:connector>
        <draw:connector draw:style-name="gr3" draw:text-style-name="P2" draw:layer="layout" draw:type="line" svg:x1="8.293cm" svg:y1="5.901cm" svg:x2="9.658cm" svg:y2="5.536cm" draw:start-shape="id54" draw:start-glue-point="11" draw:end-shape="id56" draw:end-glue-point="7" svg:d="M8293 5901l1365-365" svg:viewBox="0 0 1366 366">
          <text:p/>
        </draw:connector>
        <draw:connector draw:style-name="gr3" draw:text-style-name="P2" draw:layer="layout" draw:type="line" svg:x1="9.838cm" svg:y1="5.356cm" svg:x2="11.203cm" svg:y2="4.991cm" draw:start-shape="id56" draw:start-glue-point="11" draw:end-shape="id57" draw:end-glue-point="7" svg:d="M9838 5356l1365-365" svg:viewBox="0 0 1366 366">
          <text:p/>
        </draw:connector>
        <draw:connector draw:style-name="gr3" draw:text-style-name="P2" draw:layer="layout" draw:type="line" svg:x1="8.293cm" svg:y1="4.991cm" svg:x2="9.658cm" svg:y2="5.356cm" draw:start-shape="id58" draw:start-glue-point="9" draw:end-shape="id56" draw:end-glue-point="5" svg:d="M8293 4991l1365 365" svg:viewBox="0 0 1366 366">
          <text:p/>
        </draw:connector>
        <draw:connector draw:style-name="gr3" draw:text-style-name="P2" draw:layer="layout" draw:type="line" svg:x1="9.838cm" svg:y1="5.536cm" svg:x2="11.203cm" svg:y2="5.901cm" draw:start-shape="id56" draw:start-glue-point="9" draw:end-shape="id55" draw:end-glue-point="5" svg:d="M9838 5536l1365 365" svg:viewBox="0 0 1366 366">
          <text:p/>
        </draw:connector>
        <draw:connector draw:style-name="gr3" draw:text-style-name="P2" draw:layer="layout" draw:type="line" svg:x1="11.563cm" svg:y1="4.991cm" svg:x2="12.928cm" svg:y2="5.356cm" draw:start-shape="id57" draw:start-glue-point="9" draw:end-shape="id59" draw:end-glue-point="5" svg:d="M11563 4991l1365 365" svg:viewBox="0 0 1366 366">
          <text:p/>
        </draw:connector>
        <draw:connector draw:style-name="gr3" draw:text-style-name="P2" draw:layer="layout" draw:type="line" svg:x1="11.563cm" svg:y1="5.901cm" svg:x2="12.928cm" svg:y2="5.536cm" draw:start-shape="id55" draw:start-glue-point="11" draw:end-shape="id59" draw:end-glue-point="7" svg:d="M11563 5901l1365-365" svg:viewBox="0 0 1366 366">
          <text:p/>
        </draw:connector>
        <draw:connector draw:style-name="gr3" draw:text-style-name="P2" draw:layer="layout" draw:type="line" svg:x1="11.563cm" svg:y1="4.631cm" svg:x2="12.928cm" svg:y2="4.266cm" draw:start-shape="id57" draw:start-glue-point="11" draw:end-shape="id60" draw:end-glue-point="7" svg:d="M11563 4631l1365-365" svg:viewBox="0 0 1366 366">
          <text:p/>
        </draw:connector>
        <draw:connector draw:style-name="gr3" draw:text-style-name="P2" draw:layer="layout" draw:type="line" svg:x1="8.293cm" svg:y1="4.631cm" svg:x2="9.658cm" svg:y2="4.266cm" draw:start-shape="id58" draw:start-glue-point="11" draw:end-shape="id61" draw:end-glue-point="7" svg:d="M8293 4631l1365-365" svg:viewBox="0 0 1366 366">
          <text:p/>
        </draw:connector>
        <draw:connector draw:style-name="gr3" draw:text-style-name="P2" draw:layer="layout" draw:type="line" svg:x1="9.838cm" svg:y1="4.266cm" svg:x2="11.203cm" svg:y2="4.631cm" draw:start-shape="id61" draw:start-glue-point="9" draw:end-shape="id57" draw:end-glue-point="5" svg:d="M9838 4266l1365 365" svg:viewBox="0 0 1366 366">
          <text:p/>
        </draw:connector>
        <draw:connector draw:style-name="gr3" draw:text-style-name="P2" draw:layer="layout" draw:type="line" svg:x1="9.838cm" svg:y1="4.086cm" svg:x2="11.203cm" svg:y2="3.721cm" draw:start-shape="id61" draw:start-glue-point="11" draw:end-shape="id62" draw:end-glue-point="7" svg:d="M9838 4086l1365-365" svg:viewBox="0 0 1366 366">
          <text:p/>
        </draw:connector>
        <draw:connector draw:style-name="gr3" draw:text-style-name="P2" draw:layer="layout" draw:type="line" svg:x1="9.658cm" svg:y1="4.086cm" svg:x2="8.293cm" svg:y2="3.721cm" draw:start-shape="id61" draw:start-glue-point="5" draw:end-shape="id63" draw:end-glue-point="9" svg:d="M9658 4086l-1365-365" svg:viewBox="0 0 1366 366">
          <text:p/>
        </draw:connector>
        <draw:connector draw:style-name="gr3" draw:text-style-name="P2" draw:layer="layout" draw:type="line" svg:x1="8.293cm" svg:y1="3.361cm" svg:x2="9.658cm" svg:y2="2.996cm" draw:start-shape="id63" draw:start-glue-point="11" draw:end-shape="id64" draw:end-glue-point="7" svg:d="M8293 3361l1365-365" svg:viewBox="0 0 1366 366">
          <text:p/>
        </draw:connector>
        <draw:connector draw:style-name="gr3" draw:text-style-name="P2" draw:layer="layout" draw:type="line" svg:x1="9.838cm" svg:y1="2.996cm" svg:x2="11.203cm" svg:y2="3.361cm" draw:start-shape="id64" draw:start-glue-point="9" draw:end-shape="id62" draw:end-glue-point="5" svg:d="M9838 2996l1365 365" svg:viewBox="0 0 1366 366">
          <text:p/>
        </draw:connector>
        <draw:connector draw:style-name="gr3" draw:text-style-name="P2" draw:layer="layout" draw:type="line" svg:x1="9.838cm" svg:y1="2.816cm" svg:x2="11.203cm" svg:y2="2.451cm" draw:start-shape="id64" draw:start-glue-point="11" draw:end-shape="id65" draw:end-glue-point="7" svg:d="M9838 2816l1365-365" svg:viewBox="0 0 1366 366">
          <text:p/>
        </draw:connector>
        <draw:connector draw:style-name="gr3" draw:text-style-name="P2" draw:layer="layout" draw:type="line" svg:x1="8.293cm" svg:y1="2.451cm" svg:x2="9.658cm" svg:y2="2.816cm" draw:start-shape="id66" draw:start-glue-point="9" draw:end-shape="id64" draw:end-glue-point="5" svg:d="M8293 2451l1365 365" svg:viewBox="0 0 1366 366">
          <text:p/>
        </draw:connector>
        <draw:connector draw:style-name="gr3" draw:text-style-name="P2" draw:layer="layout" draw:type="line" svg:x1="11.563cm" svg:y1="2.451cm" svg:x2="12.928cm" svg:y2="2.816cm" draw:start-shape="id65" draw:start-glue-point="9" draw:end-shape="id67" draw:end-glue-point="5" svg:d="M11563 2451l1365 365" svg:viewBox="0 0 1366 366">
          <text:p/>
        </draw:connector>
        <draw:connector draw:style-name="gr3" draw:text-style-name="P2" draw:layer="layout" draw:type="line" svg:x1="11.563cm" svg:y1="3.361cm" svg:x2="12.928cm" svg:y2="2.996cm" draw:start-shape="id62" draw:start-glue-point="11" draw:end-shape="id67" draw:end-glue-point="7" svg:d="M11563 3361l1365-365" svg:viewBox="0 0 1366 366">
          <text:p/>
        </draw:connector>
        <draw:connector draw:style-name="gr3" draw:text-style-name="P2" draw:layer="layout" draw:type="line" svg:x1="11.563cm" svg:y1="3.721cm" svg:x2="12.928cm" svg:y2="4.086cm" draw:start-shape="id62" draw:start-glue-point="9" draw:end-shape="id60" draw:end-glue-point="5" svg:d="M11563 3721l1365 365" svg:viewBox="0 0 1366 366">
          <text:p/>
        </draw:connector>
        <draw:custom-shape draw:style-name="gr1" draw:text-style-name="P1" draw:layer="layout" svg:width="0.508cm" svg:height="0.508cm" svg:x="14.39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4.398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16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1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16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16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1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7.66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7.66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7.668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7.668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7.668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7.668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4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4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4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4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4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508cm" svg:height="0.508cm" svg:x="14.399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0.508cm" svg:height="0.508cm" svg:x="14.39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5" draw:id="id85" draw:layer="layout" svg:width="0.508cm" svg:height="0.508cm" svg:x="14.398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0.508cm" svg:height="0.508cm" svg:x="14.398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508cm" svg:height="0.508cm" svg:x="14.398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508cm" svg:height="0.508cm" svg:x="14.398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6" draw:id="id86" draw:layer="layout" svg:width="0.254cm" svg:height="0.254cm" svg:x="16.161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3" draw:id="id83" draw:layer="layout" svg:width="0.254cm" svg:height="0.254cm" svg:x="16.161cm" svg:y="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8" draw:id="id78" draw:layer="layout" svg:width="0.254cm" svg:height="0.254cm" svg:x="16.161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5" draw:id="id75" draw:layer="layout" svg:width="0.254cm" svg:height="0.254cm" svg:x="16.161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0.254cm" svg:height="0.254cm" svg:x="16.161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0.508cm" svg:height="0.508cm" svg:x="17.669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0.508cm" svg:height="0.508cm" svg:x="17.669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0.508cm" svg:height="0.508cm" svg:x="17.669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508cm" svg:height="0.508cm" svg:x="17.66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0.508cm" svg:height="0.508cm" svg:x="17.669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7" draw:id="id87" draw:layer="layout" svg:width="0.508cm" svg:height="0.508cm" svg:x="17.669cm" svg:y="2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9" draw:id="id89" draw:layer="layout" svg:width="0.254cm" svg:height="0.254cm" svg:x="19.431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2" draw:id="id82" draw:layer="layout" svg:width="0.254cm" svg:height="0.254cm" svg:x="19.431cm" svg:y="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1" draw:id="id81" draw:layer="layout" svg:width="0.254cm" svg:height="0.254cm" svg:x="19.431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1" draw:id="id71" draw:layer="layout" svg:width="0.254cm" svg:height="0.254cm" svg:x="19.431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4" draw:id="id74" draw:layer="layout" svg:width="0.254cm" svg:height="0.254cm" svg:x="19.431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4.833cm" svg:y1="8.441cm" svg:x2="16.198cm" svg:y2="8.076cm" draw:start-shape="id68" draw:start-glue-point="11" draw:end-shape="id69" draw:end-glue-point="7" svg:d="M14833 8441l1365-365" svg:viewBox="0 0 1366 366">
          <text:p/>
        </draw:connector>
        <draw:connector draw:style-name="gr3" draw:text-style-name="P2" draw:layer="layout" draw:type="line" svg:x1="16.378cm" svg:y1="7.896cm" svg:x2="17.743cm" svg:y2="7.531cm" draw:start-shape="id69" draw:start-glue-point="11" draw:end-shape="id70" draw:end-glue-point="7" svg:d="M16378 7896l1365-365" svg:viewBox="0 0 1366 366">
          <text:p/>
        </draw:connector>
        <draw:connector draw:style-name="gr3" draw:text-style-name="P2" draw:layer="layout" draw:type="line" svg:x1="18.103cm" svg:y1="7.171cm" svg:x2="19.468cm" svg:y2="6.806cm" draw:start-shape="id70" draw:start-glue-point="11" draw:end-shape="id71" draw:end-glue-point="7" svg:d="M18103 7171l1365-365" svg:viewBox="0 0 1366 366">
          <text:p/>
        </draw:connector>
        <draw:connector draw:style-name="gr3" draw:text-style-name="P2" draw:layer="layout" draw:type="line" svg:x1="19.648cm" svg:y1="6.626cm" svg:x2="20.013cm" svg:y2="6.261cm" draw:start-shape="id71" draw:start-glue-point="11" svg:d="M19648 6626l365-365" svg:viewBox="0 0 366 366">
          <text:p/>
        </draw:connector>
        <draw:connector draw:style-name="gr3" draw:text-style-name="P2" draw:layer="layout" draw:type="line" svg:x1="14.832cm" svg:y1="7.53cm" svg:x2="16.198cm" svg:y2="7.896cm" draw:start-shape="id72" draw:start-glue-point="9" draw:end-shape="id69" draw:end-glue-point="5" svg:d="M14832 7530l1366 366" svg:viewBox="0 0 1367 367">
          <text:p/>
        </draw:connector>
        <draw:connector draw:style-name="gr3" draw:text-style-name="P2" draw:layer="layout" draw:type="line" svg:x1="16.378cm" svg:y1="8.076cm" svg:x2="17.743cm" svg:y2="8.441cm" draw:start-shape="id69" draw:start-glue-point="9" draw:end-shape="id73" draw:end-glue-point="5" svg:d="M16378 8076l1365 365" svg:viewBox="0 0 1366 366">
          <text:p/>
        </draw:connector>
        <draw:connector draw:style-name="gr3" draw:text-style-name="P2" draw:layer="layout" draw:type="line" svg:x1="18.103cm" svg:y1="8.441cm" svg:x2="19.468cm" svg:y2="8.076cm" draw:start-shape="id73" draw:start-glue-point="11" draw:end-shape="id74" draw:end-glue-point="7" svg:d="M18103 8441l1365-365" svg:viewBox="0 0 1366 366">
          <text:p/>
        </draw:connector>
        <draw:connector draw:style-name="gr3" draw:text-style-name="P2" draw:layer="layout" draw:type="line" svg:x1="19.648cm" svg:y1="7.896cm" svg:x2="20.013cm" svg:y2="7.531cm" draw:start-shape="id74" draw:start-glue-point="11" svg:d="M19648 7896l365-365" svg:viewBox="0 0 366 366">
          <text:p/>
        </draw:connector>
        <draw:connector draw:style-name="gr3" draw:text-style-name="P2" draw:layer="layout" draw:type="line" svg:x1="20.013cm" svg:y1="8.441cm" svg:x2="19.648cm" svg:y2="8.076cm" draw:end-shape="id74" draw:end-glue-point="9" svg:d="M20013 8441l-365-365" svg:viewBox="0 0 366 366">
          <text:p/>
        </draw:connector>
        <draw:connector draw:style-name="gr3" draw:text-style-name="P2" draw:layer="layout" draw:type="line" svg:x1="19.468cm" svg:y1="7.896cm" svg:x2="18.103cm" svg:y2="7.531cm" draw:start-shape="id74" draw:start-glue-point="5" draw:end-shape="id70" draw:end-glue-point="9" svg:d="M19468 7896l-1365-365" svg:viewBox="0 0 1366 366">
          <text:p/>
        </draw:connector>
        <draw:connector draw:style-name="gr3" draw:text-style-name="P2" draw:layer="layout" draw:type="line" svg:x1="17.743cm" svg:y1="7.171cm" svg:x2="16.378cm" svg:y2="6.806cm" draw:start-shape="id70" draw:start-glue-point="5" draw:end-shape="id75" draw:end-glue-point="9" svg:d="M17743 7171l-1365-365" svg:viewBox="0 0 1366 366">
          <text:p/>
        </draw:connector>
        <draw:connector draw:style-name="gr3" draw:text-style-name="P2" draw:layer="layout" draw:type="line" svg:x1="16.198cm" svg:y1="6.626cm" svg:x2="14.832cm" svg:y2="6.26cm" draw:start-shape="id75" draw:start-glue-point="5" draw:end-shape="id76" draw:end-glue-point="9" svg:d="M16198 6626l-1366-366" svg:viewBox="0 0 1367 367">
          <text:p/>
        </draw:connector>
        <draw:connector draw:style-name="gr3" draw:text-style-name="P2" draw:layer="layout" draw:type="line" svg:x1="14.832cm" svg:y1="7.17cm" svg:x2="16.198cm" svg:y2="6.806cm" draw:start-shape="id72" draw:start-glue-point="11" draw:end-shape="id75" draw:end-glue-point="7" svg:d="M14832 7170l1366-364" svg:viewBox="0 0 1367 365">
          <text:p/>
        </draw:connector>
        <draw:connector draw:style-name="gr3" draw:text-style-name="P2" draw:layer="layout" draw:type="line" svg:x1="16.378cm" svg:y1="6.626cm" svg:x2="17.743cm" svg:y2="6.261cm" draw:start-shape="id75" draw:start-glue-point="11" draw:end-shape="id77" draw:end-glue-point="7" svg:d="M16378 6626l1365-365" svg:viewBox="0 0 1366 366">
          <text:p/>
        </draw:connector>
        <draw:connector draw:style-name="gr3" draw:text-style-name="P2" draw:layer="layout" draw:type="line" svg:x1="18.103cm" svg:y1="6.261cm" svg:x2="19.468cm" svg:y2="6.626cm" draw:start-shape="id77" draw:start-glue-point="9" draw:end-shape="id71" draw:end-glue-point="5" svg:d="M18103 6261l1365 365" svg:viewBox="0 0 1366 366">
          <text:p/>
        </draw:connector>
        <draw:connector draw:style-name="gr3" draw:text-style-name="P2" draw:layer="layout" draw:type="line" svg:x1="19.648cm" svg:y1="6.806cm" svg:x2="20.013cm" svg:y2="7.171cm" draw:start-shape="id71" draw:start-glue-point="9" svg:d="M19648 6806l365 365" svg:viewBox="0 0 366 366">
          <text:p/>
        </draw:connector>
        <draw:connector draw:style-name="gr3" draw:text-style-name="P2" draw:layer="layout" draw:type="line" svg:x1="14.832cm" svg:y1="5.9cm" svg:x2="16.198cm" svg:y2="5.536cm" draw:start-shape="id76" draw:start-glue-point="11" draw:end-shape="id78" draw:end-glue-point="7" svg:d="M14832 5900l1366-364" svg:viewBox="0 0 1367 365">
          <text:p/>
        </draw:connector>
        <draw:connector draw:style-name="gr3" draw:text-style-name="P2" draw:layer="layout" draw:type="line" svg:x1="16.378cm" svg:y1="5.356cm" svg:x2="17.743cm" svg:y2="4.991cm" draw:start-shape="id78" draw:start-glue-point="11" draw:end-shape="id79" draw:end-glue-point="7" svg:d="M16378 5356l1365-365" svg:viewBox="0 0 1366 366">
          <text:p/>
        </draw:connector>
        <draw:connector draw:style-name="gr3" draw:text-style-name="P2" draw:layer="layout" draw:type="line" svg:x1="14.832cm" svg:y1="4.99cm" svg:x2="16.198cm" svg:y2="5.356cm" draw:start-shape="id80" draw:start-glue-point="9" draw:end-shape="id78" draw:end-glue-point="5" svg:d="M14832 4990l1366 366" svg:viewBox="0 0 1367 367">
          <text:p/>
        </draw:connector>
        <draw:connector draw:style-name="gr3" draw:text-style-name="P2" draw:layer="layout" draw:type="line" svg:x1="16.378cm" svg:y1="5.536cm" svg:x2="17.743cm" svg:y2="5.901cm" draw:start-shape="id78" draw:start-glue-point="9" draw:end-shape="id77" draw:end-glue-point="5" svg:d="M16378 5536l1365 365" svg:viewBox="0 0 1366 366">
          <text:p/>
        </draw:connector>
        <draw:connector draw:style-name="gr3" draw:text-style-name="P2" draw:layer="layout" draw:type="line" svg:x1="18.103cm" svg:y1="4.991cm" svg:x2="19.468cm" svg:y2="5.356cm" draw:start-shape="id79" draw:start-glue-point="9" draw:end-shape="id81" draw:end-glue-point="5" svg:d="M18103 4991l1365 365" svg:viewBox="0 0 1366 366">
          <text:p/>
        </draw:connector>
        <draw:connector draw:style-name="gr3" draw:text-style-name="P2" draw:layer="layout" draw:type="line" svg:x1="18.103cm" svg:y1="5.901cm" svg:x2="19.468cm" svg:y2="5.536cm" draw:start-shape="id77" draw:start-glue-point="11" draw:end-shape="id81" draw:end-glue-point="7" svg:d="M18103 5901l1365-365" svg:viewBox="0 0 1366 366">
          <text:p/>
        </draw:connector>
        <draw:connector draw:style-name="gr3" draw:text-style-name="P2" draw:layer="layout" draw:type="line" svg:x1="19.648cm" svg:y1="5.536cm" svg:x2="20.013cm" svg:y2="5.901cm" draw:start-shape="id81" draw:start-glue-point="9" svg:d="M19648 5536l365 365" svg:viewBox="0 0 366 366">
          <text:p/>
        </draw:connector>
        <draw:connector draw:style-name="gr3" draw:text-style-name="P2" draw:layer="layout" draw:type="line" svg:x1="19.648cm" svg:y1="5.356cm" svg:x2="20.013cm" svg:y2="4.991cm" draw:start-shape="id81" draw:start-glue-point="11" svg:d="M19648 5356l365-365" svg:viewBox="0 0 366 366">
          <text:p/>
        </draw:connector>
        <draw:connector draw:style-name="gr3" draw:text-style-name="P2" draw:layer="layout" draw:type="line" svg:x1="18.103cm" svg:y1="4.631cm" svg:x2="19.468cm" svg:y2="4.266cm" draw:start-shape="id79" draw:start-glue-point="11" draw:end-shape="id82" draw:end-glue-point="7" svg:d="M18103 4631l1365-365" svg:viewBox="0 0 1366 366">
          <text:p/>
        </draw:connector>
        <draw:connector draw:style-name="gr3" draw:text-style-name="P2" draw:layer="layout" draw:type="line" svg:x1="19.648cm" svg:y1="4.266cm" svg:x2="20.013cm" svg:y2="4.631cm" draw:start-shape="id82" draw:start-glue-point="9" svg:d="M19648 4266l365 365" svg:viewBox="0 0 366 366">
          <text:p/>
        </draw:connector>
        <draw:connector draw:style-name="gr3" draw:text-style-name="P2" draw:layer="layout" draw:type="line" svg:x1="14.832cm" svg:y1="4.63cm" svg:x2="16.198cm" svg:y2="4.266cm" draw:start-shape="id80" draw:start-glue-point="11" draw:end-shape="id83" draw:end-glue-point="7" svg:d="M14832 4630l1366-364" svg:viewBox="0 0 1367 365">
          <text:p/>
        </draw:connector>
        <draw:connector draw:style-name="gr3" draw:text-style-name="P2" draw:layer="layout" draw:type="line" svg:x1="16.378cm" svg:y1="4.266cm" svg:x2="17.743cm" svg:y2="4.631cm" draw:start-shape="id83" draw:start-glue-point="9" draw:end-shape="id79" draw:end-glue-point="5" svg:d="M16378 4266l1365 365" svg:viewBox="0 0 1366 366">
          <text:p/>
        </draw:connector>
        <draw:connector draw:style-name="gr3" draw:text-style-name="P2" draw:layer="layout" draw:type="line" svg:x1="16.378cm" svg:y1="4.086cm" svg:x2="17.743cm" svg:y2="3.721cm" draw:start-shape="id83" draw:start-glue-point="11" draw:end-shape="id84" draw:end-glue-point="7" svg:d="M16378 4086l1365-365" svg:viewBox="0 0 1366 366">
          <text:p/>
        </draw:connector>
        <draw:connector draw:style-name="gr3" draw:text-style-name="P2" draw:layer="layout" draw:type="line" svg:x1="16.198cm" svg:y1="4.086cm" svg:x2="14.832cm" svg:y2="3.72cm" draw:start-shape="id83" draw:start-glue-point="5" draw:end-shape="id85" draw:end-glue-point="9" svg:d="M16198 4086l-1366-366" svg:viewBox="0 0 1367 367">
          <text:p/>
        </draw:connector>
        <draw:connector draw:style-name="gr3" draw:text-style-name="P2" draw:layer="layout" draw:type="line" svg:x1="14.832cm" svg:y1="3.36cm" svg:x2="16.198cm" svg:y2="2.996cm" draw:start-shape="id85" draw:start-glue-point="11" draw:end-shape="id86" draw:end-glue-point="7" svg:d="M14832 3360l1366-364" svg:viewBox="0 0 1367 365">
          <text:p/>
        </draw:connector>
        <draw:connector draw:style-name="gr3" draw:text-style-name="P2" draw:layer="layout" draw:type="line" svg:x1="16.378cm" svg:y1="2.996cm" svg:x2="17.743cm" svg:y2="3.361cm" draw:start-shape="id86" draw:start-glue-point="9" draw:end-shape="id84" draw:end-glue-point="5" svg:d="M16378 2996l1365 365" svg:viewBox="0 0 1366 366">
          <text:p/>
        </draw:connector>
        <draw:connector draw:style-name="gr3" draw:text-style-name="P2" draw:layer="layout" draw:type="line" svg:x1="16.378cm" svg:y1="2.816cm" svg:x2="17.743cm" svg:y2="2.451cm" draw:start-shape="id86" draw:start-glue-point="11" draw:end-shape="id87" draw:end-glue-point="7" svg:d="M16378 2816l1365-365" svg:viewBox="0 0 1366 366">
          <text:p/>
        </draw:connector>
        <draw:connector draw:style-name="gr3" draw:text-style-name="P2" draw:layer="layout" draw:type="line" svg:x1="14.832cm" svg:y1="2.45cm" svg:x2="16.198cm" svg:y2="2.816cm" draw:start-shape="id88" draw:start-glue-point="9" draw:end-shape="id86" draw:end-glue-point="5" svg:d="M14832 2450l1366 366" svg:viewBox="0 0 1367 367">
          <text:p/>
        </draw:connector>
        <draw:connector draw:style-name="gr3" draw:text-style-name="P2" draw:layer="layout" draw:type="line" svg:x1="18.103cm" svg:y1="2.451cm" svg:x2="19.468cm" svg:y2="2.816cm" draw:start-shape="id87" draw:start-glue-point="9" draw:end-shape="id89" draw:end-glue-point="5" svg:d="M18103 2451l1365 365" svg:viewBox="0 0 1366 366">
          <text:p/>
        </draw:connector>
        <draw:connector draw:style-name="gr3" draw:text-style-name="P2" draw:layer="layout" draw:type="line" svg:x1="18.103cm" svg:y1="3.361cm" svg:x2="19.468cm" svg:y2="2.996cm" draw:start-shape="id84" draw:start-glue-point="11" draw:end-shape="id89" draw:end-glue-point="7" svg:d="M18103 3361l1365-365" svg:viewBox="0 0 1366 366">
          <text:p/>
        </draw:connector>
        <draw:connector draw:style-name="gr3" draw:text-style-name="P2" draw:layer="layout" draw:type="line" svg:x1="18.103cm" svg:y1="3.721cm" svg:x2="19.468cm" svg:y2="4.086cm" draw:start-shape="id84" draw:start-glue-point="9" draw:end-shape="id82" draw:end-glue-point="5" svg:d="M18103 3721l1365 365" svg:viewBox="0 0 1366 366">
          <text:p/>
        </draw:connector>
        <draw:connector draw:style-name="gr3" draw:text-style-name="P2" xml:id="id90" draw:id="id90" draw:layer="layout" draw:type="line" svg:x1="13.108cm" svg:y1="4.086cm" svg:x2="13.108cm" svg:y2="4.086cm" draw:start-shape="id60" draw:start-glue-point="11" draw:end-shape="id60" draw:end-glue-point="11" svg:d="M13108 4086z" svg:viewBox="0 0 1 1">
          <text:p/>
        </draw:connector>
        <draw:connector draw:style-name="gr3" draw:text-style-name="P2" draw:layer="layout" draw:type="line" svg:x1="13.108cm" svg:y1="4.086cm" svg:x2="14.472cm" svg:y2="3.72cm" draw:start-shape="id90" draw:start-glue-point="0" draw:end-shape="id85" draw:end-glue-point="7" svg:d="M13108 4086l1364-366" svg:viewBox="0 0 1365 367">
          <text:p/>
        </draw:connector>
        <draw:connector draw:style-name="gr3" draw:text-style-name="P2" draw:layer="layout" draw:type="line" svg:x1="13.108cm" svg:y1="2.996cm" svg:x2="14.472cm" svg:y2="3.36cm" draw:start-shape="id67" draw:start-glue-point="9" draw:end-shape="id85" draw:end-glue-point="5" svg:d="M13108 2996l1364 364" svg:viewBox="0 0 1365 365">
          <text:p/>
        </draw:connector>
        <draw:connector draw:style-name="gr3" draw:text-style-name="P2" draw:layer="layout" draw:type="line" svg:x1="13.108cm" svg:y1="2.816cm" svg:x2="14.472cm" svg:y2="2.45cm" draw:start-shape="id67" draw:start-glue-point="11" draw:end-shape="id88" draw:end-glue-point="7" svg:d="M13108 2816l1364-366" svg:viewBox="0 0 1365 367">
          <text:p/>
        </draw:connector>
        <draw:connector draw:style-name="gr3" draw:text-style-name="P2" draw:layer="layout" draw:type="line" svg:x1="13.108cm" svg:y1="4.266cm" svg:x2="14.472cm" svg:y2="4.63cm" draw:start-shape="id60" draw:start-glue-point="9" draw:end-shape="id80" draw:end-glue-point="5" svg:d="M13108 4266l1364 364" svg:viewBox="0 0 1365 365">
          <text:p/>
        </draw:connector>
        <draw:connector draw:style-name="gr3" draw:text-style-name="P2" draw:layer="layout" draw:type="line" svg:x1="13.108cm" svg:y1="5.356cm" svg:x2="14.472cm" svg:y2="4.99cm" draw:start-shape="id59" draw:start-glue-point="11" draw:end-shape="id80" draw:end-glue-point="7" svg:d="M13108 5356l1364-366" svg:viewBox="0 0 1365 367">
          <text:p/>
        </draw:connector>
        <draw:connector draw:style-name="gr3" draw:text-style-name="P2" draw:layer="layout" draw:type="line" svg:x1="13.108cm" svg:y1="5.536cm" svg:x2="14.472cm" svg:y2="5.9cm" draw:start-shape="id59" draw:start-glue-point="9" draw:end-shape="id76" draw:end-glue-point="5" svg:d="M13108 5536l1364 364" svg:viewBox="0 0 1365 365">
          <text:p/>
        </draw:connector>
        <draw:connector draw:style-name="gr3" draw:text-style-name="P2" draw:layer="layout" draw:type="line" svg:x1="13.108cm" svg:y1="6.626cm" svg:x2="14.472cm" svg:y2="6.26cm" draw:start-shape="id49" draw:start-glue-point="11" draw:end-shape="id76" draw:end-glue-point="7" svg:d="M13108 6626l1364-366" svg:viewBox="0 0 1365 367">
          <text:p/>
        </draw:connector>
        <draw:connector draw:style-name="gr3" draw:text-style-name="P2" draw:layer="layout" draw:type="line" svg:x1="13.108cm" svg:y1="6.806cm" svg:x2="14.472cm" svg:y2="7.17cm" draw:start-shape="id49" draw:start-glue-point="9" draw:end-shape="id72" draw:end-glue-point="5" svg:d="M13108 6806l1364 364" svg:viewBox="0 0 1365 365">
          <text:p/>
        </draw:connector>
        <draw:connector draw:style-name="gr3" draw:text-style-name="P2" draw:layer="layout" draw:type="line" svg:x1="13.108cm" svg:y1="7.896cm" svg:x2="14.472cm" svg:y2="7.53cm" draw:start-shape="id52" draw:start-glue-point="11" draw:end-shape="id72" draw:end-glue-point="7" svg:d="M13108 7896l1364-366" svg:viewBox="0 0 1365 367">
          <text:p/>
        </draw:connector>
        <draw:connector draw:style-name="gr3" draw:text-style-name="P2" draw:layer="layout" draw:type="line" svg:x1="13.108cm" svg:y1="8.076cm" svg:x2="14.473cm" svg:y2="8.441cm" draw:start-shape="id52" draw:start-glue-point="9" draw:end-shape="id68" draw:end-glue-point="5" svg:d="M13108 8076l1365 365" svg:viewBox="0 0 1366 366">
          <text:p/>
        </draw:connector>
        <draw:custom-shape draw:style-name="gr1" draw:text-style-name="P1" draw:layer="layout" svg:width="0.508cm" svg:height="0.508cm" svg:x="3.615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3.615cm" svg:y="13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3.61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5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5cm" svg:y="12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5cm" svg:y="9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577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577cm" svg:y="11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57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577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577cm" svg:y="1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6.885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6.885cm" svg:y="13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6.88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285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285cm" svg:y="12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285cm" svg:y="9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47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47cm" svg:y="11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4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47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47cm" svg:y="1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1" draw:id="id91" draw:layer="layout" svg:width="0.508cm" svg:height="0.508cm" svg:x="3.61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9" draw:id="id99" draw:layer="layout" svg:width="0.508cm" svg:height="0.508cm" svg:x="3.616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8" draw:id="id108" draw:layer="layout" svg:width="0.508cm" svg:height="0.508cm" svg:x="3.61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5" draw:id="id95" draw:layer="layout" svg:width="0.508cm" svg:height="0.508cm" svg:x="2.01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3" draw:id="id103" draw:layer="layout" svg:width="0.508cm" svg:height="0.508cm" svg:x="2.01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1" draw:id="id111" draw:layer="layout" svg:width="0.508cm" svg:height="0.508cm" svg:x="2.01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9" draw:id="id109" draw:layer="layout" svg:width="0.254cm" svg:height="0.254cm" svg:x="4.57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6" draw:id="id106" draw:layer="layout" svg:width="0.254cm" svg:height="0.254cm" svg:x="4.57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1" draw:id="id101" draw:layer="layout" svg:width="0.254cm" svg:height="0.254cm" svg:x="4.57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8" draw:id="id98" draw:layer="layout" svg:width="0.254cm" svg:height="0.254cm" svg:x="4.578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2" draw:id="id92" draw:layer="layout" svg:width="0.254cm" svg:height="0.254cm" svg:x="4.578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6" draw:id="id96" draw:layer="layout" svg:width="0.508cm" svg:height="0.508cm" svg:x="6.88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0" draw:id="id100" draw:layer="layout" svg:width="0.508cm" svg:height="0.508cm" svg:x="6.886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7" draw:id="id107" draw:layer="layout" svg:width="0.508cm" svg:height="0.508cm" svg:x="6.88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3" draw:id="id93" draw:layer="layout" svg:width="0.508cm" svg:height="0.508cm" svg:x="5.28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508cm" svg:height="0.508cm" svg:x="5.28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508cm" svg:height="0.508cm" svg:x="5.28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2" draw:id="id112" draw:layer="layout" svg:width="0.254cm" svg:height="0.254cm" svg:x="7.84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5" draw:id="id105" draw:layer="layout" svg:width="0.254cm" svg:height="0.254cm" svg:x="7.84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4" draw:id="id104" draw:layer="layout" svg:width="0.254cm" svg:height="0.254cm" svg:x="7.84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4" draw:id="id94" draw:layer="layout" svg:width="0.254cm" svg:height="0.254cm" svg:x="7.848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7" draw:id="id97" draw:layer="layout" svg:width="0.254cm" svg:height="0.254cm" svg:x="7.848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05cm" svg:y1="16.06cm" svg:x2="4.615cm" svg:y2="15.695cm" draw:start-shape="id91" draw:start-glue-point="11" draw:end-shape="id92" draw:end-glue-point="7" svg:d="M4050 16060l565-365" svg:viewBox="0 0 566 366">
          <text:p/>
        </draw:connector>
        <draw:connector draw:style-name="gr3" draw:text-style-name="P2" draw:layer="layout" draw:type="line" svg:x1="4.795cm" svg:y1="15.515cm" svg:x2="5.36cm" svg:y2="15.15cm" draw:start-shape="id92" draw:start-glue-point="11" draw:end-shape="id93" draw:end-glue-point="7" svg:d="M4795 15515l565-365" svg:viewBox="0 0 566 366">
          <text:p/>
        </draw:connector>
        <draw:connector draw:style-name="gr3" draw:text-style-name="P2" draw:layer="layout" draw:type="line" svg:x1="5.72cm" svg:y1="14.79cm" svg:x2="7.885cm" svg:y2="14.425cm" draw:start-shape="id93" draw:start-glue-point="11" draw:end-shape="id94" draw:end-glue-point="7" svg:d="M5720 14790l2165-365" svg:viewBox="0 0 2166 366">
          <text:p/>
        </draw:connector>
        <draw:connector draw:style-name="gr3" draw:text-style-name="P2" draw:layer="layout" draw:type="line" svg:x1="2.45cm" svg:y1="15.15cm" svg:x2="4.615cm" svg:y2="15.515cm" draw:start-shape="id95" draw:start-glue-point="9" draw:end-shape="id92" draw:end-glue-point="5" svg:d="M2450 15150l2165 365" svg:viewBox="0 0 2166 366">
          <text:p/>
        </draw:connector>
        <draw:connector draw:style-name="gr3" draw:text-style-name="P2" draw:layer="layout" draw:type="line" svg:x1="4.795cm" svg:y1="15.695cm" svg:x2="6.96cm" svg:y2="16.06cm" draw:start-shape="id92" draw:start-glue-point="9" draw:end-shape="id96" draw:end-glue-point="5" svg:d="M4795 15695l2165 365" svg:viewBox="0 0 2166 366">
          <text:p/>
        </draw:connector>
        <draw:connector draw:style-name="gr3" draw:text-style-name="P2" draw:layer="layout" draw:type="line" svg:x1="7.32cm" svg:y1="16.06cm" svg:x2="7.885cm" svg:y2="15.695cm" draw:start-shape="id96" draw:start-glue-point="11" draw:end-shape="id97" draw:end-glue-point="7" svg:d="M7320 16060l565-365" svg:viewBox="0 0 566 366">
          <text:p/>
        </draw:connector>
        <draw:connector draw:style-name="gr3" draw:text-style-name="P2" draw:layer="layout" draw:type="line" svg:x1="7.885cm" svg:y1="15.515cm" svg:x2="5.72cm" svg:y2="15.15cm" draw:start-shape="id97" draw:start-glue-point="5" draw:end-shape="id93" draw:end-glue-point="9" svg:d="M7885 15515l-2165-365" svg:viewBox="0 0 2166 366">
          <text:p/>
        </draw:connector>
        <draw:connector draw:style-name="gr3" draw:text-style-name="P2" draw:layer="layout" draw:type="line" svg:x1="5.36cm" svg:y1="14.79cm" svg:x2="4.795cm" svg:y2="14.425cm" draw:start-shape="id93" draw:start-glue-point="5" draw:end-shape="id98" draw:end-glue-point="9" svg:d="M5360 14790l-565-365" svg:viewBox="0 0 566 366">
          <text:p/>
        </draw:connector>
        <draw:connector draw:style-name="gr3" draw:text-style-name="P2" draw:layer="layout" draw:type="line" svg:x1="4.615cm" svg:y1="14.245cm" svg:x2="4.05cm" svg:y2="13.88cm" draw:start-shape="id98" draw:start-glue-point="5" draw:end-shape="id99" draw:end-glue-point="9" svg:d="M4615 14245l-565-365" svg:viewBox="0 0 566 366">
          <text:p/>
        </draw:connector>
        <draw:connector draw:style-name="gr3" draw:text-style-name="P2" draw:layer="layout" draw:type="line" svg:x1="2.45cm" svg:y1="14.79cm" svg:x2="4.615cm" svg:y2="14.425cm" draw:start-shape="id95" draw:start-glue-point="11" draw:end-shape="id98" draw:end-glue-point="7" svg:d="M2450 14790l2165-365" svg:viewBox="0 0 2166 366">
          <text:p/>
        </draw:connector>
        <draw:connector draw:style-name="gr3" draw:text-style-name="P2" draw:layer="layout" draw:type="line" svg:x1="4.795cm" svg:y1="14.245cm" svg:x2="6.96cm" svg:y2="13.88cm" draw:start-shape="id98" draw:start-glue-point="11" draw:end-shape="id100" draw:end-glue-point="7" svg:d="M4795 14245l2165-365" svg:viewBox="0 0 2166 366">
          <text:p/>
        </draw:connector>
        <draw:connector draw:style-name="gr3" draw:text-style-name="P2" draw:layer="layout" draw:type="line" svg:x1="7.32cm" svg:y1="13.88cm" svg:x2="7.885cm" svg:y2="14.245cm" draw:start-shape="id100" draw:start-glue-point="9" draw:end-shape="id94" draw:end-glue-point="5" svg:d="M7320 13880l565 365" svg:viewBox="0 0 566 366">
          <text:p/>
        </draw:connector>
        <draw:connector draw:style-name="gr3" draw:text-style-name="P2" draw:layer="layout" draw:type="line" svg:x1="4.05cm" svg:y1="13.52cm" svg:x2="4.615cm" svg:y2="13.155cm" draw:start-shape="id99" draw:start-glue-point="11" draw:end-shape="id101" draw:end-glue-point="7" svg:d="M4050 13520l565-365" svg:viewBox="0 0 566 366">
          <text:p/>
        </draw:connector>
        <draw:connector draw:style-name="gr3" draw:text-style-name="P2" draw:layer="layout" draw:type="line" svg:x1="4.795cm" svg:y1="12.975cm" svg:x2="5.36cm" svg:y2="12.61cm" draw:start-shape="id101" draw:start-glue-point="11" draw:end-shape="id102" draw:end-glue-point="7" svg:d="M4795 12975l565-365" svg:viewBox="0 0 566 366">
          <text:p/>
        </draw:connector>
        <draw:connector draw:style-name="gr3" draw:text-style-name="P2" draw:layer="layout" draw:type="line" svg:x1="2.45cm" svg:y1="12.61cm" svg:x2="4.615cm" svg:y2="12.975cm" draw:start-shape="id103" draw:start-glue-point="9" draw:end-shape="id101" draw:end-glue-point="5" svg:d="M2450 12610l2165 365" svg:viewBox="0 0 2166 366">
          <text:p/>
        </draw:connector>
        <draw:connector draw:style-name="gr3" draw:text-style-name="P2" draw:layer="layout" draw:type="line" svg:x1="4.795cm" svg:y1="13.155cm" svg:x2="6.96cm" svg:y2="13.52cm" draw:start-shape="id101" draw:start-glue-point="9" draw:end-shape="id100" draw:end-glue-point="5" svg:d="M4795 13155l2165 365" svg:viewBox="0 0 2166 366">
          <text:p/>
        </draw:connector>
        <draw:connector draw:style-name="gr3" draw:text-style-name="P2" draw:layer="layout" draw:type="line" svg:x1="5.72cm" svg:y1="12.61cm" svg:x2="7.885cm" svg:y2="12.975cm" draw:start-shape="id102" draw:start-glue-point="9" draw:end-shape="id104" draw:end-glue-point="5" svg:d="M5720 12610l2165 365" svg:viewBox="0 0 2166 366">
          <text:p/>
        </draw:connector>
        <draw:connector draw:style-name="gr3" draw:text-style-name="P2" draw:layer="layout" draw:type="line" svg:x1="7.32cm" svg:y1="13.52cm" svg:x2="7.885cm" svg:y2="13.155cm" draw:start-shape="id100" draw:start-glue-point="11" draw:end-shape="id104" draw:end-glue-point="7" svg:d="M7320 13520l565-365" svg:viewBox="0 0 566 366">
          <text:p/>
        </draw:connector>
        <draw:connector draw:style-name="gr3" draw:text-style-name="P2" draw:layer="layout" draw:type="line" svg:x1="5.72cm" svg:y1="12.25cm" svg:x2="7.885cm" svg:y2="11.885cm" draw:start-shape="id102" draw:start-glue-point="11" draw:end-shape="id105" draw:end-glue-point="7" svg:d="M5720 12250l2165-365" svg:viewBox="0 0 2166 366">
          <text:p/>
        </draw:connector>
        <draw:connector draw:style-name="gr3" draw:text-style-name="P2" draw:layer="layout" draw:type="line" svg:x1="2.45cm" svg:y1="12.25cm" svg:x2="4.615cm" svg:y2="11.885cm" draw:start-shape="id103" draw:start-glue-point="11" draw:end-shape="id106" draw:end-glue-point="7" svg:d="M2450 12250l2165-365" svg:viewBox="0 0 2166 366">
          <text:p/>
        </draw:connector>
        <draw:connector draw:style-name="gr3" draw:text-style-name="P2" draw:layer="layout" draw:type="line" svg:x1="4.795cm" svg:y1="11.885cm" svg:x2="5.36cm" svg:y2="12.25cm" draw:start-shape="id106" draw:start-glue-point="9" draw:end-shape="id102" draw:end-glue-point="5" svg:d="M4795 11885l565 365" svg:viewBox="0 0 566 366">
          <text:p/>
        </draw:connector>
        <draw:connector draw:style-name="gr3" draw:text-style-name="P2" draw:layer="layout" draw:type="line" svg:x1="4.795cm" svg:y1="11.705cm" svg:x2="6.96cm" svg:y2="11.34cm" draw:start-shape="id106" draw:start-glue-point="11" draw:end-shape="id107" draw:end-glue-point="7" svg:d="M4795 11705l2165-365" svg:viewBox="0 0 2166 366">
          <text:p/>
        </draw:connector>
        <draw:connector draw:style-name="gr3" draw:text-style-name="P2" draw:layer="layout" draw:type="line" svg:x1="4.615cm" svg:y1="11.705cm" svg:x2="4.05cm" svg:y2="11.34cm" draw:start-shape="id106" draw:start-glue-point="5" draw:end-shape="id108" draw:end-glue-point="9" svg:d="M4615 11705l-565-365" svg:viewBox="0 0 566 366">
          <text:p/>
        </draw:connector>
        <draw:connector draw:style-name="gr3" draw:text-style-name="P2" draw:layer="layout" draw:type="line" svg:x1="4.795cm" svg:y1="10.435cm" svg:x2="5.36cm" svg:y2="10.07cm" draw:start-shape="id109" draw:start-glue-point="11" draw:end-shape="id110" draw:end-glue-point="7" svg:d="M4795 10435l565-365" svg:viewBox="0 0 566 366">
          <text:p/>
        </draw:connector>
        <draw:connector draw:style-name="gr3" draw:text-style-name="P2" draw:layer="layout" draw:type="line" svg:x1="2.45cm" svg:y1="10.07cm" svg:x2="4.615cm" svg:y2="10.435cm" draw:start-shape="id111" draw:start-glue-point="9" draw:end-shape="id109" draw:end-glue-point="5" svg:d="M2450 10070l2165 365" svg:viewBox="0 0 2166 366">
          <text:p/>
        </draw:connector>
        <draw:connector draw:style-name="gr3" draw:text-style-name="P2" draw:layer="layout" draw:type="line" svg:x1="5.72cm" svg:y1="10.07cm" svg:x2="7.885cm" svg:y2="10.435cm" draw:start-shape="id110" draw:start-glue-point="9" draw:end-shape="id112" draw:end-glue-point="5" svg:d="M5720 10070l2165 365" svg:viewBox="0 0 2166 366">
          <text:p/>
        </draw:connector>
        <draw:connector draw:style-name="gr3" draw:text-style-name="P2" draw:layer="layout" draw:type="line" svg:x1="7.32cm" svg:y1="11.34cm" svg:x2="7.885cm" svg:y2="11.705cm" draw:start-shape="id107" draw:start-glue-point="9" draw:end-shape="id105" draw:end-glue-point="5" svg:d="M7320 11340l565 365" svg:viewBox="0 0 566 366">
          <text:p/>
        </draw:connector>
        <draw:custom-shape draw:style-name="gr1" draw:text-style-name="P1" draw:layer="layout" svg:width="0.508cm" svg:height="0.508cm" svg:x="10.155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8.555cm" svg:y="9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17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17cm" svg:y="11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1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17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17cm" svg:y="1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3.425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3.425cm" svg:y="13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3.42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825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825cm" svg:y="12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825cm" svg:y="9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387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387cm" svg:y="11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38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387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387cm" svg:y="1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3" draw:id="id113" draw:layer="layout" svg:width="0.508cm" svg:height="0.508cm" svg:x="10.15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1" draw:id="id121" draw:layer="layout" svg:width="0.508cm" svg:height="0.508cm" svg:x="10.155cm" svg:y="13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0" draw:id="id130" draw:layer="layout" svg:width="0.508cm" svg:height="0.508cm" svg:x="10.15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7" draw:id="id117" draw:layer="layout" svg:width="0.508cm" svg:height="0.508cm" svg:x="8.555cm" svg:y="1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5" draw:id="id125" draw:layer="layout" svg:width="0.508cm" svg:height="0.508cm" svg:x="8.555cm" svg:y="12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0.508cm" svg:height="0.508cm" svg:x="8.555cm" svg:y="9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1" draw:id="id131" draw:layer="layout" svg:width="0.254cm" svg:height="0.254cm" svg:x="11.11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8" draw:id="id128" draw:layer="layout" svg:width="0.254cm" svg:height="0.254cm" svg:x="11.11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3" draw:id="id123" draw:layer="layout" svg:width="0.254cm" svg:height="0.254cm" svg:x="11.11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0" draw:id="id120" draw:layer="layout" svg:width="0.254cm" svg:height="0.254cm" svg:x="11.118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4" draw:id="id114" draw:layer="layout" svg:width="0.254cm" svg:height="0.254cm" svg:x="11.118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8" draw:id="id118" draw:layer="layout" svg:width="0.508cm" svg:height="0.508cm" svg:x="13.42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2" draw:id="id122" draw:layer="layout" svg:width="0.508cm" svg:height="0.508cm" svg:x="13.426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0.508cm" svg:height="0.508cm" svg:x="13.42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0.508cm" svg:height="0.508cm" svg:x="11.82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508cm" svg:height="0.508cm" svg:x="11.82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2" draw:id="id132" draw:layer="layout" svg:width="0.508cm" svg:height="0.508cm" svg:x="11.82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4" draw:id="id134" draw:layer="layout" svg:width="0.254cm" svg:height="0.254cm" svg:x="14.38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7" draw:id="id127" draw:layer="layout" svg:width="0.254cm" svg:height="0.254cm" svg:x="14.38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6" draw:id="id126" draw:layer="layout" svg:width="0.254cm" svg:height="0.254cm" svg:x="14.38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6" draw:id="id116" draw:layer="layout" svg:width="0.254cm" svg:height="0.254cm" svg:x="14.388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9" draw:id="id119" draw:layer="layout" svg:width="0.254cm" svg:height="0.254cm" svg:x="14.388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59cm" svg:y1="16.06cm" svg:x2="11.155cm" svg:y2="15.695cm" draw:start-shape="id113" draw:start-glue-point="11" draw:end-shape="id114" draw:end-glue-point="7" svg:d="M10590 16060l565-365" svg:viewBox="0 0 566 366">
          <text:p/>
        </draw:connector>
        <draw:connector draw:style-name="gr3" draw:text-style-name="P2" draw:layer="layout" draw:type="line" svg:x1="11.335cm" svg:y1="15.515cm" svg:x2="11.9cm" svg:y2="15.15cm" draw:start-shape="id114" draw:start-glue-point="11" draw:end-shape="id115" draw:end-glue-point="7" svg:d="M11335 15515l565-365" svg:viewBox="0 0 566 366">
          <text:p/>
        </draw:connector>
        <draw:connector draw:style-name="gr3" draw:text-style-name="P2" draw:layer="layout" draw:type="line" svg:x1="12.26cm" svg:y1="14.79cm" svg:x2="14.425cm" svg:y2="14.425cm" draw:start-shape="id115" draw:start-glue-point="11" draw:end-shape="id116" draw:end-glue-point="7" svg:d="M12260 14790l2165-365" svg:viewBox="0 0 2166 366">
          <text:p/>
        </draw:connector>
        <draw:connector draw:style-name="gr3" draw:text-style-name="P2" draw:layer="layout" draw:type="line" svg:x1="14.605cm" svg:y1="14.245cm" svg:x2="14.97cm" svg:y2="13.88cm" draw:start-shape="id116" draw:start-glue-point="11" svg:d="M14605 14245l365-365" svg:viewBox="0 0 366 366">
          <text:p/>
        </draw:connector>
        <draw:connector draw:style-name="gr3" draw:text-style-name="P2" draw:layer="layout" draw:type="line" svg:x1="8.989cm" svg:y1="15.149cm" svg:x2="11.155cm" svg:y2="15.515cm" draw:start-shape="id117" draw:start-glue-point="9" draw:end-shape="id114" draw:end-glue-point="5" svg:d="M8989 15149l2166 366" svg:viewBox="0 0 2167 367">
          <text:p/>
        </draw:connector>
        <draw:connector draw:style-name="gr3" draw:text-style-name="P2" draw:layer="layout" draw:type="line" svg:x1="11.335cm" svg:y1="15.695cm" svg:x2="13.5cm" svg:y2="16.06cm" draw:start-shape="id114" draw:start-glue-point="9" draw:end-shape="id118" draw:end-glue-point="5" svg:d="M11335 15695l2165 365" svg:viewBox="0 0 2166 366">
          <text:p/>
        </draw:connector>
        <draw:connector draw:style-name="gr3" draw:text-style-name="P2" draw:layer="layout" draw:type="line" svg:x1="13.86cm" svg:y1="16.06cm" svg:x2="14.425cm" svg:y2="15.695cm" draw:start-shape="id118" draw:start-glue-point="11" draw:end-shape="id119" draw:end-glue-point="7" svg:d="M13860 16060l565-365" svg:viewBox="0 0 566 366">
          <text:p/>
        </draw:connector>
        <draw:connector draw:style-name="gr3" draw:text-style-name="P2" draw:layer="layout" draw:type="line" svg:x1="14.605cm" svg:y1="15.515cm" svg:x2="14.97cm" svg:y2="15.15cm" draw:start-shape="id119" draw:start-glue-point="11" svg:d="M14605 15515l365-365" svg:viewBox="0 0 366 366">
          <text:p/>
        </draw:connector>
        <draw:connector draw:style-name="gr3" draw:text-style-name="P2" draw:layer="layout" draw:type="line" svg:x1="14.97cm" svg:y1="16.06cm" svg:x2="14.605cm" svg:y2="15.695cm" draw:end-shape="id119" draw:end-glue-point="9" svg:d="M14970 16060l-365-365" svg:viewBox="0 0 366 366">
          <text:p/>
        </draw:connector>
        <draw:connector draw:style-name="gr3" draw:text-style-name="P2" draw:layer="layout" draw:type="line" svg:x1="14.425cm" svg:y1="15.515cm" svg:x2="12.26cm" svg:y2="15.15cm" draw:start-shape="id119" draw:start-glue-point="5" draw:end-shape="id115" draw:end-glue-point="9" svg:d="M14425 15515l-2165-365" svg:viewBox="0 0 2166 366">
          <text:p/>
        </draw:connector>
        <draw:connector draw:style-name="gr3" draw:text-style-name="P2" draw:layer="layout" draw:type="line" svg:x1="11.9cm" svg:y1="14.79cm" svg:x2="11.335cm" svg:y2="14.425cm" draw:start-shape="id115" draw:start-glue-point="5" draw:end-shape="id120" draw:end-glue-point="9" svg:d="M11900 14790l-565-365" svg:viewBox="0 0 566 366">
          <text:p/>
        </draw:connector>
        <draw:connector draw:style-name="gr3" draw:text-style-name="P2" draw:layer="layout" draw:type="line" svg:x1="11.155cm" svg:y1="14.245cm" svg:x2="10.589cm" svg:y2="13.879cm" draw:start-shape="id120" draw:start-glue-point="5" draw:end-shape="id121" draw:end-glue-point="9" svg:d="M11155 14245l-566-366" svg:viewBox="0 0 567 367">
          <text:p/>
        </draw:connector>
        <draw:connector draw:style-name="gr3" draw:text-style-name="P2" draw:layer="layout" draw:type="line" svg:x1="8.989cm" svg:y1="14.789cm" svg:x2="11.155cm" svg:y2="14.425cm" draw:start-shape="id117" draw:start-glue-point="11" draw:end-shape="id120" draw:end-glue-point="7" svg:d="M8989 14789l2166-364" svg:viewBox="0 0 2167 365">
          <text:p/>
        </draw:connector>
        <draw:connector draw:style-name="gr3" draw:text-style-name="P2" draw:layer="layout" draw:type="line" svg:x1="11.335cm" svg:y1="14.245cm" svg:x2="13.5cm" svg:y2="13.88cm" draw:start-shape="id120" draw:start-glue-point="11" draw:end-shape="id122" draw:end-glue-point="7" svg:d="M11335 14245l2165-365" svg:viewBox="0 0 2166 366">
          <text:p/>
        </draw:connector>
        <draw:connector draw:style-name="gr3" draw:text-style-name="P2" draw:layer="layout" draw:type="line" svg:x1="13.86cm" svg:y1="13.88cm" svg:x2="14.425cm" svg:y2="14.245cm" draw:start-shape="id122" draw:start-glue-point="9" draw:end-shape="id116" draw:end-glue-point="5" svg:d="M13860 13880l565 365" svg:viewBox="0 0 566 366">
          <text:p/>
        </draw:connector>
        <draw:connector draw:style-name="gr3" draw:text-style-name="P2" draw:layer="layout" draw:type="line" svg:x1="14.605cm" svg:y1="14.425cm" svg:x2="14.97cm" svg:y2="14.79cm" draw:start-shape="id116" draw:start-glue-point="9" svg:d="M14605 14425l365 365" svg:viewBox="0 0 366 366">
          <text:p/>
        </draw:connector>
        <draw:connector draw:style-name="gr3" draw:text-style-name="P2" draw:layer="layout" draw:type="line" svg:x1="10.589cm" svg:y1="13.519cm" svg:x2="11.155cm" svg:y2="13.155cm" draw:start-shape="id121" draw:start-glue-point="11" draw:end-shape="id123" draw:end-glue-point="7" svg:d="M10589 13519l566-364" svg:viewBox="0 0 567 365">
          <text:p/>
        </draw:connector>
        <draw:connector draw:style-name="gr3" draw:text-style-name="P2" draw:layer="layout" draw:type="line" svg:x1="11.335cm" svg:y1="12.975cm" svg:x2="11.9cm" svg:y2="12.61cm" draw:start-shape="id123" draw:start-glue-point="11" draw:end-shape="id124" draw:end-glue-point="7" svg:d="M11335 12975l565-365" svg:viewBox="0 0 566 366">
          <text:p/>
        </draw:connector>
        <draw:connector draw:style-name="gr3" draw:text-style-name="P2" draw:layer="layout" draw:type="line" svg:x1="8.989cm" svg:y1="12.609cm" svg:x2="11.155cm" svg:y2="12.975cm" draw:start-shape="id125" draw:start-glue-point="9" draw:end-shape="id123" draw:end-glue-point="5" svg:d="M8989 12609l2166 366" svg:viewBox="0 0 2167 367">
          <text:p/>
        </draw:connector>
        <draw:connector draw:style-name="gr3" draw:text-style-name="P2" draw:layer="layout" draw:type="line" svg:x1="11.335cm" svg:y1="13.155cm" svg:x2="13.5cm" svg:y2="13.52cm" draw:start-shape="id123" draw:start-glue-point="9" draw:end-shape="id122" draw:end-glue-point="5" svg:d="M11335 13155l2165 365" svg:viewBox="0 0 2166 366">
          <text:p/>
        </draw:connector>
        <draw:connector draw:style-name="gr3" draw:text-style-name="P2" draw:layer="layout" draw:type="line" svg:x1="12.26cm" svg:y1="12.61cm" svg:x2="14.425cm" svg:y2="12.975cm" draw:start-shape="id124" draw:start-glue-point="9" draw:end-shape="id126" draw:end-glue-point="5" svg:d="M12260 12610l2165 365" svg:viewBox="0 0 2166 366">
          <text:p/>
        </draw:connector>
        <draw:connector draw:style-name="gr3" draw:text-style-name="P2" draw:layer="layout" draw:type="line" svg:x1="13.86cm" svg:y1="13.52cm" svg:x2="14.425cm" svg:y2="13.155cm" draw:start-shape="id122" draw:start-glue-point="11" draw:end-shape="id126" draw:end-glue-point="7" svg:d="M13860 13520l565-365" svg:viewBox="0 0 566 366">
          <text:p/>
        </draw:connector>
        <draw:connector draw:style-name="gr3" draw:text-style-name="P2" draw:layer="layout" draw:type="line" svg:x1="14.605cm" svg:y1="13.155cm" svg:x2="14.97cm" svg:y2="13.52cm" draw:start-shape="id126" draw:start-glue-point="9" svg:d="M14605 13155l365 365" svg:viewBox="0 0 366 366">
          <text:p/>
        </draw:connector>
        <draw:connector draw:style-name="gr3" draw:text-style-name="P2" draw:layer="layout" draw:type="line" svg:x1="14.605cm" svg:y1="12.975cm" svg:x2="14.97cm" svg:y2="12.61cm" draw:start-shape="id126" draw:start-glue-point="11" svg:d="M14605 12975l365-365" svg:viewBox="0 0 366 366">
          <text:p/>
        </draw:connector>
        <draw:connector draw:style-name="gr3" draw:text-style-name="P2" draw:layer="layout" draw:type="line" svg:x1="12.26cm" svg:y1="12.25cm" svg:x2="14.425cm" svg:y2="11.885cm" draw:start-shape="id124" draw:start-glue-point="11" draw:end-shape="id127" draw:end-glue-point="7" svg:d="M12260 12250l2165-365" svg:viewBox="0 0 2166 366">
          <text:p/>
        </draw:connector>
        <draw:connector draw:style-name="gr3" draw:text-style-name="P2" draw:layer="layout" draw:type="line" svg:x1="14.605cm" svg:y1="11.885cm" svg:x2="14.97cm" svg:y2="12.25cm" draw:start-shape="id127" draw:start-glue-point="9" svg:d="M14605 11885l365 365" svg:viewBox="0 0 366 366">
          <text:p/>
        </draw:connector>
        <draw:connector draw:style-name="gr3" draw:text-style-name="P2" draw:layer="layout" draw:type="line" svg:x1="8.989cm" svg:y1="12.249cm" svg:x2="11.155cm" svg:y2="11.885cm" draw:start-shape="id125" draw:start-glue-point="11" draw:end-shape="id128" draw:end-glue-point="7" svg:d="M8989 12249l2166-364" svg:viewBox="0 0 2167 365">
          <text:p/>
        </draw:connector>
        <draw:connector draw:style-name="gr3" draw:text-style-name="P2" draw:layer="layout" draw:type="line" svg:x1="11.335cm" svg:y1="11.885cm" svg:x2="11.9cm" svg:y2="12.25cm" draw:start-shape="id128" draw:start-glue-point="9" draw:end-shape="id124" draw:end-glue-point="5" svg:d="M11335 11885l565 365" svg:viewBox="0 0 566 366">
          <text:p/>
        </draw:connector>
        <draw:connector draw:style-name="gr3" draw:text-style-name="P2" draw:layer="layout" draw:type="line" svg:x1="11.335cm" svg:y1="11.705cm" svg:x2="13.5cm" svg:y2="11.34cm" draw:start-shape="id128" draw:start-glue-point="11" draw:end-shape="id129" draw:end-glue-point="7" svg:d="M11335 11705l2165-365" svg:viewBox="0 0 2166 366">
          <text:p/>
        </draw:connector>
        <draw:connector draw:style-name="gr3" draw:text-style-name="P2" draw:layer="layout" draw:type="line" svg:x1="11.155cm" svg:y1="11.705cm" svg:x2="10.589cm" svg:y2="11.339cm" draw:start-shape="id128" draw:start-glue-point="5" draw:end-shape="id130" draw:end-glue-point="9" svg:d="M11155 11705l-566-366" svg:viewBox="0 0 567 367">
          <text:p/>
        </draw:connector>
        <draw:connector draw:style-name="gr3" draw:text-style-name="P2" draw:layer="layout" draw:type="line" svg:x1="11.335cm" svg:y1="10.435cm" svg:x2="11.9cm" svg:y2="10.07cm" draw:start-shape="id131" draw:start-glue-point="11" draw:end-shape="id132" draw:end-glue-point="7" svg:d="M11335 10435l565-365" svg:viewBox="0 0 566 366">
          <text:p/>
        </draw:connector>
        <draw:connector draw:style-name="gr3" draw:text-style-name="P2" draw:layer="layout" draw:type="line" svg:x1="8.989cm" svg:y1="10.069cm" svg:x2="11.155cm" svg:y2="10.435cm" draw:start-shape="id133" draw:start-glue-point="9" draw:end-shape="id131" draw:end-glue-point="5" svg:d="M8989 10069l2166 366" svg:viewBox="0 0 2167 367">
          <text:p/>
        </draw:connector>
        <draw:connector draw:style-name="gr3" draw:text-style-name="P2" draw:layer="layout" draw:type="line" svg:x1="12.26cm" svg:y1="10.07cm" svg:x2="14.425cm" svg:y2="10.435cm" draw:start-shape="id132" draw:start-glue-point="9" draw:end-shape="id134" draw:end-glue-point="5" svg:d="M12260 10070l2165 365" svg:viewBox="0 0 2166 366">
          <text:p/>
        </draw:connector>
        <draw:connector draw:style-name="gr3" draw:text-style-name="P2" draw:layer="layout" draw:type="line" svg:x1="13.86cm" svg:y1="10.98cm" svg:x2="14.425cm" svg:y2="10.615cm" draw:start-shape="id129" draw:start-glue-point="11" draw:end-shape="id134" draw:end-glue-point="7" svg:d="M13860 10980l565-365" svg:viewBox="0 0 566 366">
          <text:p/>
        </draw:connector>
        <draw:connector draw:style-name="gr3" draw:text-style-name="P2" draw:layer="layout" draw:type="line" svg:x1="13.86cm" svg:y1="11.34cm" svg:x2="14.425cm" svg:y2="11.705cm" draw:start-shape="id129" draw:start-glue-point="9" draw:end-shape="id127" draw:end-glue-point="5" svg:d="M13860 11340l565 365" svg:viewBox="0 0 566 366">
          <text:p/>
        </draw:connector>
        <draw:connector draw:style-name="gr3" draw:text-style-name="P2" xml:id="id135" draw:id="id135" draw:layer="layout" draw:type="line" svg:x1="8.065cm" svg:y1="11.705cm" svg:x2="8.065cm" svg:y2="11.705cm" draw:start-shape="id105" draw:start-glue-point="11" draw:end-shape="id105" draw:end-glue-point="11" svg:d="M8065 11705z" svg:viewBox="0 0 1 1">
          <text:p/>
        </draw:connector>
        <draw:connector draw:style-name="gr3" draw:text-style-name="P2" draw:layer="layout" draw:type="line" svg:x1="8.065cm" svg:y1="11.705cm" svg:x2="10.229cm" svg:y2="11.339cm" draw:start-shape="id135" draw:start-glue-point="0" draw:end-shape="id130" draw:end-glue-point="7" svg:d="M8065 11705l2164-366" svg:viewBox="0 0 2165 367">
          <text:p/>
        </draw:connector>
        <draw:connector draw:style-name="gr3" draw:text-style-name="P2" draw:layer="layout" draw:type="line" svg:x1="8.065cm" svg:y1="10.435cm" svg:x2="8.629cm" svg:y2="10.069cm" draw:start-shape="id112" draw:start-glue-point="11" draw:end-shape="id133" draw:end-glue-point="7" svg:d="M8065 10435l564-366" svg:viewBox="0 0 565 367">
          <text:p/>
        </draw:connector>
        <draw:connector draw:style-name="gr3" draw:text-style-name="P2" draw:layer="layout" draw:type="line" svg:x1="8.065cm" svg:y1="11.885cm" svg:x2="8.629cm" svg:y2="12.249cm" draw:start-shape="id105" draw:start-glue-point="9" draw:end-shape="id125" draw:end-glue-point="5" svg:d="M8065 11885l564 364" svg:viewBox="0 0 565 365">
          <text:p/>
        </draw:connector>
        <draw:connector draw:style-name="gr3" draw:text-style-name="P2" draw:layer="layout" draw:type="line" svg:x1="8.065cm" svg:y1="12.975cm" svg:x2="8.629cm" svg:y2="12.609cm" draw:start-shape="id104" draw:start-glue-point="11" draw:end-shape="id125" draw:end-glue-point="7" svg:d="M8065 12975l564-366" svg:viewBox="0 0 565 367">
          <text:p/>
        </draw:connector>
        <draw:connector draw:style-name="gr3" draw:text-style-name="P2" draw:layer="layout" draw:type="line" svg:x1="8.065cm" svg:y1="13.155cm" svg:x2="10.229cm" svg:y2="13.519cm" draw:start-shape="id104" draw:start-glue-point="9" draw:end-shape="id121" draw:end-glue-point="5" svg:d="M8065 13155l2164 364" svg:viewBox="0 0 2165 365">
          <text:p/>
        </draw:connector>
        <draw:connector draw:style-name="gr3" draw:text-style-name="P2" draw:layer="layout" draw:type="line" svg:x1="8.065cm" svg:y1="14.245cm" svg:x2="10.229cm" svg:y2="13.879cm" draw:start-shape="id94" draw:start-glue-point="11" draw:end-shape="id121" draw:end-glue-point="7" svg:d="M8065 14245l2164-366" svg:viewBox="0 0 2165 367">
          <text:p/>
        </draw:connector>
        <draw:connector draw:style-name="gr3" draw:text-style-name="P2" draw:layer="layout" draw:type="line" svg:x1="8.065cm" svg:y1="14.425cm" svg:x2="8.629cm" svg:y2="14.789cm" draw:start-shape="id94" draw:start-glue-point="9" draw:end-shape="id117" draw:end-glue-point="5" svg:d="M8065 14425l564 364" svg:viewBox="0 0 565 365">
          <text:p/>
        </draw:connector>
        <draw:connector draw:style-name="gr3" draw:text-style-name="P2" draw:layer="layout" draw:type="line" svg:x1="8.065cm" svg:y1="15.515cm" svg:x2="8.629cm" svg:y2="15.149cm" draw:start-shape="id97" draw:start-glue-point="11" draw:end-shape="id117" draw:end-glue-point="7" svg:d="M8065 15515l564-366" svg:viewBox="0 0 565 367">
          <text:p/>
        </draw:connector>
        <draw:connector draw:style-name="gr3" draw:text-style-name="P2" draw:layer="layout" draw:type="line" svg:x1="8.065cm" svg:y1="15.695cm" svg:x2="10.23cm" svg:y2="16.06cm" draw:start-shape="id97" draw:start-glue-point="9" draw:end-shape="id113" draw:end-glue-point="5" svg:d="M8065 15695l2165 365" svg:viewBox="0 0 2166 366">
          <text:p/>
        </draw:connector>
        <draw:connector draw:style-name="gr3" draw:text-style-name="P2" draw:layer="layout" draw:type="line" svg:x1="4.05cm" svg:y1="10.98cm" svg:x2="4.615cm" svg:y2="10.615cm" draw:start-shape="id108" draw:start-glue-point="11" draw:end-shape="id109" draw:end-glue-point="7" svg:d="M4050 10980l565-365" svg:viewBox="0 0 566 366">
          <text:p/>
        </draw:connector>
        <draw:connector draw:style-name="gr3" draw:text-style-name="P2" draw:layer="layout" draw:type="line" svg:x1="4.795cm" svg:y1="10.615cm" svg:x2="6.96cm" svg:y2="10.98cm" draw:start-shape="id109" draw:start-glue-point="9" draw:end-shape="id107" draw:end-glue-point="5" svg:d="M4795 10615l2165 365" svg:viewBox="0 0 2166 366">
          <text:p/>
        </draw:connector>
        <draw:connector draw:style-name="gr3" draw:text-style-name="P2" draw:layer="layout" draw:type="line" svg:x1="7.32cm" svg:y1="10.98cm" svg:x2="7.885cm" svg:y2="10.615cm" draw:start-shape="id107" draw:start-glue-point="11" draw:end-shape="id112" draw:end-glue-point="7" svg:d="M7320 10980l565-365" svg:viewBox="0 0 566 366">
          <text:p/>
        </draw:connector>
        <draw:connector draw:style-name="gr3" draw:text-style-name="P2" draw:layer="layout" draw:type="line" svg:x1="8.065cm" svg:y1="10.615cm" svg:x2="10.229cm" svg:y2="10.979cm" draw:start-shape="id112" draw:start-glue-point="9" draw:end-shape="id130" draw:end-glue-point="5" svg:d="M8065 10615l2164 364" svg:viewBox="0 0 2165 365">
          <text:p/>
        </draw:connector>
        <draw:connector draw:style-name="gr3" draw:text-style-name="P2" draw:layer="layout" draw:type="line" svg:x1="10.589cm" svg:y1="10.979cm" svg:x2="11.155cm" svg:y2="10.615cm" draw:start-shape="id130" draw:start-glue-point="11" draw:end-shape="id131" draw:end-glue-point="7" svg:d="M10589 10979l566-364" svg:viewBox="0 0 567 365">
          <text:p/>
        </draw:connector>
        <draw:connector draw:style-name="gr3" draw:text-style-name="P2" draw:layer="layout" draw:type="line" svg:x1="11.335cm" svg:y1="10.615cm" svg:x2="13.5cm" svg:y2="10.98cm" draw:start-shape="id131" draw:start-glue-point="9" draw:end-shape="id129" draw:end-glue-point="5" svg:d="M11335 10615l2165 365" svg:viewBox="0 0 2166 366">
          <text:p/>
        </draw:connector>
        <draw:custom-shape draw:style-name="gr1" draw:text-style-name="P1" draw:layer="layout" svg:width="0.508cm" svg:height="0.508cm" svg:x="3.603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3.603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3.603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5cm" svg:y="24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5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2.015cm" svg:y="19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578cm" svg:y="19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578cm" svg:y="2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578cm" svg:y="2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578cm" svg:y="2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4.578cm" svg:y="2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6.904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6.904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6.904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254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254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5.254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48cm" svg:y="19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48cm" svg:y="2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48cm" svg:y="2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48cm" svg:y="2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48cm" svg:y="2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6" draw:id="id136" draw:layer="layout" svg:width="0.508cm" svg:height="0.508cm" svg:x="3.604cm" svg:y="2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4" draw:id="id144" draw:layer="layout" svg:width="0.508cm" svg:height="0.508cm" svg:x="3.604cm" svg:y="2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3" draw:id="id153" draw:layer="layout" svg:width="0.508cm" svg:height="0.508cm" svg:x="3.604cm" svg:y="19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0.508cm" svg:height="0.508cm" svg:x="2.016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8" draw:id="id148" draw:layer="layout" svg:width="0.508cm" svg:height="0.508cm" svg:x="2.016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6" draw:id="id156" draw:layer="layout" svg:width="0.508cm" svg:height="0.508cm" svg:x="2.016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4" draw:id="id154" draw:layer="layout" svg:width="0.254cm" svg:height="0.254cm" svg:x="4.579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1" draw:id="id151" draw:layer="layout" svg:width="0.254cm" svg:height="0.254cm" svg:x="4.579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6" draw:id="id146" draw:layer="layout" svg:width="0.254cm" svg:height="0.254cm" svg:x="4.619cm" svg:y="2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3" draw:id="id143" draw:layer="layout" svg:width="0.254cm" svg:height="0.254cm" svg:x="4.579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7" draw:id="id137" draw:layer="layout" svg:width="0.254cm" svg:height="0.254cm" svg:x="4.579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1" draw:id="id141" draw:layer="layout" svg:width="0.508cm" svg:height="0.508cm" svg:x="6.905cm" svg:y="2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5" draw:id="id145" draw:layer="layout" svg:width="0.508cm" svg:height="0.508cm" svg:x="6.905cm" svg:y="2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2" draw:id="id152" draw:layer="layout" svg:width="0.508cm" svg:height="0.508cm" svg:x="6.905cm" svg:y="19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8" draw:id="id138" draw:layer="layout" svg:width="0.508cm" svg:height="0.508cm" svg:x="5.255cm" svg:y="2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7" draw:id="id147" draw:layer="layout" svg:width="0.508cm" svg:height="0.508cm" svg:x="5.255cm" svg:y="2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5" draw:id="id155" draw:layer="layout" svg:width="0.508cm" svg:height="0.508cm" svg:x="5.255cm" svg:y="19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7" draw:id="id157" draw:layer="layout" svg:width="0.254cm" svg:height="0.254cm" svg:x="7.849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0" draw:id="id150" draw:layer="layout" svg:width="0.254cm" svg:height="0.254cm" svg:x="7.849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9" draw:id="id149" draw:layer="layout" svg:width="0.254cm" svg:height="0.254cm" svg:x="7.849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9" draw:id="id139" draw:layer="layout" svg:width="0.254cm" svg:height="0.254cm" svg:x="7.849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2" draw:id="id142" draw:layer="layout" svg:width="0.254cm" svg:height="0.254cm" svg:x="7.849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038cm" svg:y1="24.316cm" svg:x2="4.616cm" svg:y2="24.585cm" draw:start-shape="id136" draw:start-glue-point="11" draw:end-shape="id137" draw:end-glue-point="7" svg:d="M4038 24316l578 269" svg:viewBox="0 0 579 270">
          <text:p/>
        </draw:connector>
        <draw:connector draw:style-name="gr3" draw:text-style-name="P2" draw:layer="layout" draw:type="line" svg:x1="4.796cm" svg:y1="24.405cm" svg:x2="5.329cm" svg:y2="24.676cm" draw:start-shape="id137" draw:start-glue-point="11" draw:end-shape="id138" draw:end-glue-point="7" svg:d="M4796 24405l533 271" svg:viewBox="0 0 534 272">
          <text:p/>
        </draw:connector>
        <draw:connector draw:style-name="gr3" draw:text-style-name="P2" draw:layer="layout" draw:type="line" svg:x1="5.689cm" svg:y1="24.316cm" svg:x2="7.886cm" svg:y2="23.315cm" draw:start-shape="id138" draw:start-glue-point="11" draw:end-shape="id139" draw:end-glue-point="7" svg:d="M5689 24316l2197-1001" svg:viewBox="0 0 2198 1002">
          <text:p/>
        </draw:connector>
        <draw:connector draw:style-name="gr3" draw:text-style-name="P2" draw:layer="layout" draw:type="line" svg:x1="2.45cm" svg:y1="24.675cm" svg:x2="4.616cm" svg:y2="24.405cm" draw:start-shape="id140" draw:start-glue-point="9" draw:end-shape="id137" draw:end-glue-point="5" svg:d="M2450 24675l2166-270" svg:viewBox="0 0 2167 271">
          <text:p/>
        </draw:connector>
        <draw:connector draw:style-name="gr3" draw:text-style-name="P2" draw:layer="layout" draw:type="line" svg:x1="4.796cm" svg:y1="24.585cm" svg:x2="6.979cm" svg:y2="24.316cm" draw:start-shape="id137" draw:start-glue-point="9" draw:end-shape="id141" draw:end-glue-point="5" svg:d="M4796 24585l2183-269" svg:viewBox="0 0 2184 270">
          <text:p/>
        </draw:connector>
        <draw:connector draw:style-name="gr3" draw:text-style-name="P2" draw:layer="layout" draw:type="line" svg:x1="7.339cm" svg:y1="24.316cm" svg:x2="7.886cm" svg:y2="24.585cm" draw:start-shape="id141" draw:start-glue-point="11" draw:end-shape="id142" draw:end-glue-point="7" svg:d="M7339 24316l547 269" svg:viewBox="0 0 548 270">
          <text:p/>
        </draw:connector>
        <draw:connector draw:style-name="gr3" draw:text-style-name="P2" draw:layer="layout" draw:type="line" svg:x1="7.886cm" svg:y1="24.405cm" svg:x2="5.689cm" svg:y2="24.676cm" draw:start-shape="id142" draw:start-glue-point="5" draw:end-shape="id138" draw:end-glue-point="9" svg:d="M7886 24405l-2197 271" svg:viewBox="0 0 2198 272">
          <text:p/>
        </draw:connector>
        <draw:connector draw:style-name="gr3" draw:text-style-name="P2" draw:layer="layout" draw:type="line" svg:x1="5.329cm" svg:y1="24.316cm" svg:x2="4.796cm" svg:y2="23.315cm" draw:start-shape="id138" draw:start-glue-point="5" draw:end-shape="id143" draw:end-glue-point="9" svg:d="M5329 24316l-533-1001" svg:viewBox="0 0 534 1002">
          <text:p/>
        </draw:connector>
        <draw:connector draw:style-name="gr3" draw:text-style-name="P2" draw:layer="layout" draw:type="line" svg:x1="4.616cm" svg:y1="23.135cm" svg:x2="4.038cm" svg:y2="22.136cm" draw:start-shape="id143" draw:start-glue-point="5" draw:end-shape="id144" draw:end-glue-point="9" svg:d="M4616 23135l-578-999" svg:viewBox="0 0 579 1000">
          <text:p/>
        </draw:connector>
        <draw:connector draw:style-name="gr3" draw:text-style-name="P2" draw:layer="layout" draw:type="line" svg:x1="2.45cm" svg:y1="24.315cm" svg:x2="4.616cm" svg:y2="23.315cm" draw:start-shape="id140" draw:start-glue-point="11" draw:end-shape="id143" draw:end-glue-point="7" svg:d="M2450 24315l2166-1000" svg:viewBox="0 0 2167 1001">
          <text:p/>
        </draw:connector>
        <draw:connector draw:style-name="gr3" draw:text-style-name="P2" draw:layer="layout" draw:type="line" svg:x1="4.796cm" svg:y1="23.135cm" svg:x2="6.979cm" svg:y2="22.136cm" draw:start-shape="id143" draw:start-glue-point="11" draw:end-shape="id145" draw:end-glue-point="7" svg:d="M4796 23135l2183-999" svg:viewBox="0 0 2184 1000">
          <text:p/>
        </draw:connector>
        <draw:connector draw:style-name="gr3" draw:text-style-name="P2" draw:layer="layout" draw:type="line" svg:x1="7.339cm" svg:y1="22.136cm" svg:x2="7.886cm" svg:y2="23.135cm" draw:start-shape="id145" draw:start-glue-point="9" draw:end-shape="id139" draw:end-glue-point="5" svg:d="M7339 22136l547 999" svg:viewBox="0 0 548 1000">
          <text:p/>
        </draw:connector>
        <draw:connector draw:style-name="gr3" draw:text-style-name="P2" draw:layer="layout" draw:type="line" svg:x1="4.038cm" svg:y1="21.776cm" svg:x2="4.656cm" svg:y2="22.616cm" draw:start-shape="id144" draw:start-glue-point="11" draw:end-shape="id146" draw:end-glue-point="7" svg:d="M4038 21776l618 840" svg:viewBox="0 0 619 841">
          <text:p/>
        </draw:connector>
        <draw:connector draw:style-name="gr3" draw:text-style-name="P2" draw:layer="layout" draw:type="line" svg:x1="4.836cm" svg:y1="22.436cm" svg:x2="5.329cm" svg:y2="22.136cm" draw:start-shape="id146" draw:start-glue-point="11" draw:end-shape="id147" draw:end-glue-point="7" svg:d="M4836 22436l493-300" svg:viewBox="0 0 494 301">
          <text:p/>
        </draw:connector>
        <draw:connector draw:style-name="gr3" draw:text-style-name="P2" draw:layer="layout" draw:type="line" svg:x1="2.45cm" svg:y1="22.135cm" svg:x2="4.656cm" svg:y2="22.436cm" draw:start-shape="id148" draw:start-glue-point="9" draw:end-shape="id146" draw:end-glue-point="5" svg:d="M2450 22135l2206 301" svg:viewBox="0 0 2207 302">
          <text:p/>
        </draw:connector>
        <draw:connector draw:style-name="gr3" draw:text-style-name="P2" draw:layer="layout" draw:type="line" svg:x1="4.836cm" svg:y1="22.616cm" svg:x2="6.979cm" svg:y2="21.776cm" draw:start-shape="id146" draw:start-glue-point="9" draw:end-shape="id145" draw:end-glue-point="5" svg:d="M4836 22616l2143-840" svg:viewBox="0 0 2144 841">
          <text:p/>
        </draw:connector>
        <draw:connector draw:style-name="gr3" draw:text-style-name="P2" draw:layer="layout" draw:type="line" svg:x1="5.689cm" svg:y1="22.136cm" svg:x2="7.886cm" svg:y2="21.865cm" draw:start-shape="id147" draw:start-glue-point="9" draw:end-shape="id149" draw:end-glue-point="5" svg:d="M5689 22136l2197-271" svg:viewBox="0 0 2198 272">
          <text:p/>
        </draw:connector>
        <draw:connector draw:style-name="gr3" draw:text-style-name="P2" draw:layer="layout" draw:type="line" svg:x1="7.339cm" svg:y1="21.776cm" svg:x2="7.886cm" svg:y2="22.045cm" draw:start-shape="id145" draw:start-glue-point="11" draw:end-shape="id149" draw:end-glue-point="7" svg:d="M7339 21776l547 269" svg:viewBox="0 0 548 270">
          <text:p/>
        </draw:connector>
        <draw:connector draw:style-name="gr3" draw:text-style-name="P2" draw:layer="layout" draw:type="line" svg:x1="5.689cm" svg:y1="21.776cm" svg:x2="7.886cm" svg:y2="20.775cm" draw:start-shape="id147" draw:start-glue-point="11" draw:end-shape="id150" draw:end-glue-point="7" svg:d="M5689 21776l2197-1001" svg:viewBox="0 0 2198 1002">
          <text:p/>
        </draw:connector>
        <draw:connector draw:style-name="gr3" draw:text-style-name="P2" draw:layer="layout" draw:type="line" svg:x1="2.45cm" svg:y1="21.775cm" svg:x2="4.616cm" svg:y2="20.775cm" draw:start-shape="id148" draw:start-glue-point="11" draw:end-shape="id151" draw:end-glue-point="7" svg:d="M2450 21775l2166-1000" svg:viewBox="0 0 2167 1001">
          <text:p/>
        </draw:connector>
        <draw:connector draw:style-name="gr3" draw:text-style-name="P2" draw:layer="layout" draw:type="line" svg:x1="4.796cm" svg:y1="20.775cm" svg:x2="5.329cm" svg:y2="21.776cm" draw:start-shape="id151" draw:start-glue-point="9" draw:end-shape="id147" draw:end-glue-point="5" svg:d="M4796 20775l533 1001" svg:viewBox="0 0 534 1002">
          <text:p/>
        </draw:connector>
        <draw:connector draw:style-name="gr3" draw:text-style-name="P2" draw:layer="layout" draw:type="line" svg:x1="4.796cm" svg:y1="20.595cm" svg:x2="6.979cm" svg:y2="19.596cm" draw:start-shape="id151" draw:start-glue-point="11" draw:end-shape="id152" draw:end-glue-point="7" svg:d="M4796 20595l2183-999" svg:viewBox="0 0 2184 1000">
          <text:p/>
        </draw:connector>
        <draw:connector draw:style-name="gr3" draw:text-style-name="P2" draw:layer="layout" draw:type="line" svg:x1="4.616cm" svg:y1="20.595cm" svg:x2="4.038cm" svg:y2="19.596cm" draw:start-shape="id151" draw:start-glue-point="5" draw:end-shape="id153" draw:end-glue-point="9" svg:d="M4616 20595l-578-999" svg:viewBox="0 0 579 1000">
          <text:p/>
        </draw:connector>
        <draw:connector draw:style-name="gr3" draw:text-style-name="P2" draw:layer="layout" draw:type="line" svg:x1="4.796cm" svg:y1="19.325cm" svg:x2="5.329cm" svg:y2="19.596cm" draw:start-shape="id154" draw:start-glue-point="11" draw:end-shape="id155" draw:end-glue-point="7" svg:d="M4796 19325l533 271" svg:viewBox="0 0 534 272">
          <text:p/>
        </draw:connector>
        <draw:connector draw:style-name="gr3" draw:text-style-name="P2" draw:layer="layout" draw:type="line" svg:x1="2.45cm" svg:y1="19.595cm" svg:x2="4.616cm" svg:y2="19.325cm" draw:start-shape="id156" draw:start-glue-point="9" draw:end-shape="id154" draw:end-glue-point="5" svg:d="M2450 19595l2166-270" svg:viewBox="0 0 2167 271">
          <text:p/>
        </draw:connector>
        <draw:connector draw:style-name="gr3" draw:text-style-name="P2" draw:layer="layout" draw:type="line" svg:x1="5.689cm" svg:y1="19.596cm" svg:x2="7.886cm" svg:y2="19.325cm" draw:start-shape="id155" draw:start-glue-point="9" draw:end-shape="id157" draw:end-glue-point="5" svg:d="M5689 19596l2197-271" svg:viewBox="0 0 2198 272">
          <text:p/>
        </draw:connector>
        <draw:connector draw:style-name="gr3" draw:text-style-name="P2" draw:layer="layout" draw:type="line" svg:x1="7.339cm" svg:y1="19.596cm" svg:x2="7.886cm" svg:y2="20.595cm" draw:start-shape="id152" draw:start-glue-point="9" draw:end-shape="id150" draw:end-glue-point="5" svg:d="M7339 19596l547 999" svg:viewBox="0 0 548 1000">
          <text:p/>
        </draw:connector>
        <draw:custom-shape draw:style-name="gr1" draw:text-style-name="P1" draw:layer="layout" svg:width="0.508cm" svg:height="0.508cm" svg:x="10.143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8.556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18cm" svg:y="19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18cm" svg:y="2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18cm" svg:y="2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18cm" svg:y="2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18cm" svg:y="2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3.446cm" svg:y="24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3.446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3.446cm" svg:y="19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858cm" svg:y="24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858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1.858cm" svg:y="19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388cm" svg:y="19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388cm" svg:y="2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388cm" svg:y="2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388cm" svg:y="2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388cm" svg:y="24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8" draw:id="id158" draw:layer="layout" svg:width="0.508cm" svg:height="0.508cm" svg:x="10.144cm" svg:y="2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6" draw:id="id166" draw:layer="layout" svg:width="0.508cm" svg:height="0.508cm" svg:x="10.143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5" draw:id="id175" draw:layer="layout" svg:width="0.508cm" svg:height="0.508cm" svg:x="10.143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2" draw:id="id162" draw:layer="layout" svg:width="0.508cm" svg:height="0.508cm" svg:x="8.556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0" draw:id="id170" draw:layer="layout" svg:width="0.508cm" svg:height="0.508cm" svg:x="8.556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8" draw:id="id178" draw:layer="layout" svg:width="0.508cm" svg:height="0.508cm" svg:x="8.556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6" draw:id="id176" draw:layer="layout" svg:width="0.254cm" svg:height="0.254cm" svg:x="11.119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3" draw:id="id173" draw:layer="layout" svg:width="0.254cm" svg:height="0.254cm" svg:x="11.119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8" draw:id="id168" draw:layer="layout" svg:width="0.254cm" svg:height="0.254cm" svg:x="11.119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5" draw:id="id165" draw:layer="layout" svg:width="0.254cm" svg:height="0.254cm" svg:x="11.119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9" draw:id="id159" draw:layer="layout" svg:width="0.254cm" svg:height="0.254cm" svg:x="11.119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3" draw:id="id163" draw:layer="layout" svg:width="0.508cm" svg:height="0.508cm" svg:x="13.447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7" draw:id="id167" draw:layer="layout" svg:width="0.508cm" svg:height="0.508cm" svg:x="13.447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4" draw:id="id174" draw:layer="layout" svg:width="0.508cm" svg:height="0.508cm" svg:x="13.447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0" draw:id="id160" draw:layer="layout" svg:width="0.508cm" svg:height="0.508cm" svg:x="11.859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9" draw:id="id169" draw:layer="layout" svg:width="0.508cm" svg:height="0.508cm" svg:x="11.859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7" draw:id="id177" draw:layer="layout" svg:width="0.508cm" svg:height="0.508cm" svg:x="11.859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9" draw:id="id179" draw:layer="layout" svg:width="0.254cm" svg:height="0.254cm" svg:x="14.389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2" draw:id="id172" draw:layer="layout" svg:width="0.254cm" svg:height="0.254cm" svg:x="14.389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1" draw:id="id171" draw:layer="layout" svg:width="0.254cm" svg:height="0.254cm" svg:x="14.389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1" draw:id="id161" draw:layer="layout" svg:width="0.254cm" svg:height="0.254cm" svg:x="14.389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4" draw:id="id164" draw:layer="layout" svg:width="0.254cm" svg:height="0.254cm" svg:x="14.389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578cm" svg:y1="24.316cm" svg:x2="11.156cm" svg:y2="24.585cm" draw:start-shape="id158" draw:start-glue-point="11" draw:end-shape="id159" draw:end-glue-point="7" svg:d="M10578 24316l578 269" svg:viewBox="0 0 579 270">
          <text:p/>
        </draw:connector>
        <draw:connector draw:style-name="gr3" draw:text-style-name="P2" draw:layer="layout" draw:type="line" svg:x1="11.336cm" svg:y1="24.405cm" svg:x2="11.933cm" svg:y2="24.675cm" draw:start-shape="id159" draw:start-glue-point="11" draw:end-shape="id160" draw:end-glue-point="7" svg:d="M11336 24405l597 270" svg:viewBox="0 0 598 271">
          <text:p/>
        </draw:connector>
        <draw:connector draw:style-name="gr3" draw:text-style-name="P2" draw:layer="layout" draw:type="line" svg:x1="12.293cm" svg:y1="24.315cm" svg:x2="14.426cm" svg:y2="23.315cm" draw:start-shape="id160" draw:start-glue-point="11" draw:end-shape="id161" draw:end-glue-point="7" svg:d="M12293 24315l2133-1000" svg:viewBox="0 0 2134 1001">
          <text:p/>
        </draw:connector>
        <draw:connector draw:style-name="gr3" draw:text-style-name="P2" draw:layer="layout" draw:type="line" svg:x1="14.606cm" svg:y1="23.135cm" svg:x2="14.971cm" svg:y2="22.77cm" draw:start-shape="id161" draw:start-glue-point="11" svg:d="M14606 23135l365-365" svg:viewBox="0 0 366 366">
          <text:p/>
        </draw:connector>
        <draw:connector draw:style-name="gr3" draw:text-style-name="P2" draw:layer="layout" draw:type="line" svg:x1="8.99cm" svg:y1="24.675cm" svg:x2="11.156cm" svg:y2="24.405cm" draw:start-shape="id162" draw:start-glue-point="9" draw:end-shape="id159" draw:end-glue-point="5" svg:d="M8990 24675l2166-270" svg:viewBox="0 0 2167 271">
          <text:p/>
        </draw:connector>
        <draw:connector draw:style-name="gr3" draw:text-style-name="P2" draw:layer="layout" draw:type="line" svg:x1="11.336cm" svg:y1="24.585cm" svg:x2="13.521cm" svg:y2="24.315cm" draw:start-shape="id159" draw:start-glue-point="9" draw:end-shape="id163" draw:end-glue-point="5" svg:d="M11336 24585l2185-270" svg:viewBox="0 0 2186 271">
          <text:p/>
        </draw:connector>
        <draw:connector draw:style-name="gr3" draw:text-style-name="P2" draw:layer="layout" draw:type="line" svg:x1="13.881cm" svg:y1="24.315cm" svg:x2="14.426cm" svg:y2="24.585cm" draw:start-shape="id163" draw:start-glue-point="11" draw:end-shape="id164" draw:end-glue-point="7" svg:d="M13881 24315l545 270" svg:viewBox="0 0 546 271">
          <text:p/>
        </draw:connector>
        <draw:connector draw:style-name="gr3" draw:text-style-name="P2" draw:layer="layout" draw:type="line" svg:x1="14.606cm" svg:y1="24.405cm" svg:x2="14.971cm" svg:y2="24.04cm" draw:start-shape="id164" draw:start-glue-point="11" svg:d="M14606 24405l365-365" svg:viewBox="0 0 366 366">
          <text:p/>
        </draw:connector>
        <draw:connector draw:style-name="gr3" draw:text-style-name="P2" draw:layer="layout" draw:type="line" svg:x1="14.971cm" svg:y1="24.95cm" svg:x2="14.606cm" svg:y2="24.585cm" draw:end-shape="id164" draw:end-glue-point="9" svg:d="M14971 24950l-365-365" svg:viewBox="0 0 366 366">
          <text:p/>
        </draw:connector>
        <draw:connector draw:style-name="gr3" draw:text-style-name="P2" draw:layer="layout" draw:type="line" svg:x1="14.426cm" svg:y1="24.405cm" svg:x2="12.293cm" svg:y2="24.675cm" draw:start-shape="id164" draw:start-glue-point="5" draw:end-shape="id160" draw:end-glue-point="9" svg:d="M14426 24405l-2133 270" svg:viewBox="0 0 2134 271">
          <text:p/>
        </draw:connector>
        <draw:connector draw:style-name="gr3" draw:text-style-name="P2" draw:layer="layout" draw:type="line" svg:x1="11.933cm" svg:y1="24.315cm" svg:x2="11.336cm" svg:y2="23.315cm" draw:start-shape="id160" draw:start-glue-point="5" draw:end-shape="id165" draw:end-glue-point="9" svg:d="M11933 24315l-597-1000" svg:viewBox="0 0 598 1001">
          <text:p/>
        </draw:connector>
        <draw:connector draw:style-name="gr3" draw:text-style-name="P2" draw:layer="layout" draw:type="line" svg:x1="11.156cm" svg:y1="23.135cm" svg:x2="10.577cm" svg:y2="22.135cm" draw:start-shape="id165" draw:start-glue-point="5" draw:end-shape="id166" draw:end-glue-point="9" svg:d="M11156 23135l-579-1000" svg:viewBox="0 0 580 1001">
          <text:p/>
        </draw:connector>
        <draw:connector draw:style-name="gr3" draw:text-style-name="P2" draw:layer="layout" draw:type="line" svg:x1="8.99cm" svg:y1="24.315cm" svg:x2="11.156cm" svg:y2="23.315cm" draw:start-shape="id162" draw:start-glue-point="11" draw:end-shape="id165" draw:end-glue-point="7" svg:d="M8990 24315l2166-1000" svg:viewBox="0 0 2167 1001">
          <text:p/>
        </draw:connector>
        <draw:connector draw:style-name="gr3" draw:text-style-name="P2" draw:layer="layout" draw:type="line" svg:x1="11.336cm" svg:y1="23.135cm" svg:x2="13.521cm" svg:y2="22.135cm" draw:start-shape="id165" draw:start-glue-point="11" draw:end-shape="id167" draw:end-glue-point="7" svg:d="M11336 23135l2185-1000" svg:viewBox="0 0 2186 1001">
          <text:p/>
        </draw:connector>
        <draw:connector draw:style-name="gr3" draw:text-style-name="P2" draw:layer="layout" draw:type="line" svg:x1="13.881cm" svg:y1="22.135cm" svg:x2="14.426cm" svg:y2="23.135cm" draw:start-shape="id167" draw:start-glue-point="9" draw:end-shape="id161" draw:end-glue-point="5" svg:d="M13881 22135l545 1000" svg:viewBox="0 0 546 1001">
          <text:p/>
        </draw:connector>
        <draw:connector draw:style-name="gr3" draw:text-style-name="P2" draw:layer="layout" draw:type="line" svg:x1="14.606cm" svg:y1="23.315cm" svg:x2="14.971cm" svg:y2="23.68cm" draw:start-shape="id161" draw:start-glue-point="9" svg:d="M14606 23315l365 365" svg:viewBox="0 0 366 366">
          <text:p/>
        </draw:connector>
        <draw:connector draw:style-name="gr3" draw:text-style-name="P2" draw:layer="layout" draw:type="line" svg:x1="10.577cm" svg:y1="21.775cm" svg:x2="11.156cm" svg:y2="22.045cm" draw:start-shape="id166" draw:start-glue-point="11" draw:end-shape="id168" draw:end-glue-point="7" svg:d="M10577 21775l579 270" svg:viewBox="0 0 580 271">
          <text:p/>
        </draw:connector>
        <draw:connector draw:style-name="gr3" draw:text-style-name="P2" draw:layer="layout" draw:type="line" svg:x1="11.336cm" svg:y1="21.865cm" svg:x2="11.933cm" svg:y2="22.135cm" draw:start-shape="id168" draw:start-glue-point="11" draw:end-shape="id169" draw:end-glue-point="7" svg:d="M11336 21865l597 270" svg:viewBox="0 0 598 271">
          <text:p/>
        </draw:connector>
        <draw:connector draw:style-name="gr3" draw:text-style-name="P2" draw:layer="layout" draw:type="line" svg:x1="8.99cm" svg:y1="22.135cm" svg:x2="11.156cm" svg:y2="21.865cm" draw:start-shape="id170" draw:start-glue-point="9" draw:end-shape="id168" draw:end-glue-point="5" svg:d="M8990 22135l2166-270" svg:viewBox="0 0 2167 271">
          <text:p/>
        </draw:connector>
        <draw:connector draw:style-name="gr3" draw:text-style-name="P2" draw:layer="layout" draw:type="line" svg:x1="11.336cm" svg:y1="22.045cm" svg:x2="13.521cm" svg:y2="21.775cm" draw:start-shape="id168" draw:start-glue-point="9" draw:end-shape="id167" draw:end-glue-point="5" svg:d="M11336 22045l2185-270" svg:viewBox="0 0 2186 271">
          <text:p/>
        </draw:connector>
        <draw:connector draw:style-name="gr3" draw:text-style-name="P2" draw:layer="layout" draw:type="line" svg:x1="12.293cm" svg:y1="22.135cm" svg:x2="14.426cm" svg:y2="21.865cm" draw:start-shape="id169" draw:start-glue-point="9" draw:end-shape="id171" draw:end-glue-point="5" svg:d="M12293 22135l2133-270" svg:viewBox="0 0 2134 271">
          <text:p/>
        </draw:connector>
        <draw:connector draw:style-name="gr3" draw:text-style-name="P2" draw:layer="layout" draw:type="line" svg:x1="13.881cm" svg:y1="21.775cm" svg:x2="14.426cm" svg:y2="22.045cm" draw:start-shape="id167" draw:start-glue-point="11" draw:end-shape="id171" draw:end-glue-point="7" svg:d="M13881 21775l545 270" svg:viewBox="0 0 546 271">
          <text:p/>
        </draw:connector>
        <draw:connector draw:style-name="gr3" draw:text-style-name="P2" draw:layer="layout" draw:type="line" svg:x1="14.606cm" svg:y1="22.045cm" svg:x2="14.971cm" svg:y2="22.41cm" draw:start-shape="id171" draw:start-glue-point="9" svg:d="M14606 22045l365 365" svg:viewBox="0 0 366 366">
          <text:p/>
        </draw:connector>
        <draw:connector draw:style-name="gr3" draw:text-style-name="P2" draw:layer="layout" draw:type="line" svg:x1="14.606cm" svg:y1="21.865cm" svg:x2="14.971cm" svg:y2="21.5cm" draw:start-shape="id171" draw:start-glue-point="11" svg:d="M14606 21865l365-365" svg:viewBox="0 0 366 366">
          <text:p/>
        </draw:connector>
        <draw:connector draw:style-name="gr3" draw:text-style-name="P2" draw:layer="layout" draw:type="line" svg:x1="12.293cm" svg:y1="21.775cm" svg:x2="14.426cm" svg:y2="20.775cm" draw:start-shape="id169" draw:start-glue-point="11" draw:end-shape="id172" draw:end-glue-point="7" svg:d="M12293 21775l2133-1000" svg:viewBox="0 0 2134 1001">
          <text:p/>
        </draw:connector>
        <draw:connector draw:style-name="gr3" draw:text-style-name="P2" draw:layer="layout" draw:type="line" svg:x1="14.606cm" svg:y1="20.775cm" svg:x2="14.971cm" svg:y2="21.14cm" draw:start-shape="id172" draw:start-glue-point="9" svg:d="M14606 20775l365 365" svg:viewBox="0 0 366 366">
          <text:p/>
        </draw:connector>
        <draw:connector draw:style-name="gr3" draw:text-style-name="P2" draw:layer="layout" draw:type="line" svg:x1="8.99cm" svg:y1="21.775cm" svg:x2="11.156cm" svg:y2="20.775cm" draw:start-shape="id170" draw:start-glue-point="11" draw:end-shape="id173" draw:end-glue-point="7" svg:d="M8990 21775l2166-1000" svg:viewBox="0 0 2167 1001">
          <text:p/>
        </draw:connector>
        <draw:connector draw:style-name="gr3" draw:text-style-name="P2" draw:layer="layout" draw:type="line" svg:x1="11.336cm" svg:y1="20.775cm" svg:x2="11.933cm" svg:y2="21.775cm" draw:start-shape="id173" draw:start-glue-point="9" draw:end-shape="id169" draw:end-glue-point="5" svg:d="M11336 20775l597 1000" svg:viewBox="0 0 598 1001">
          <text:p/>
        </draw:connector>
        <draw:connector draw:style-name="gr3" draw:text-style-name="P2" draw:layer="layout" draw:type="line" svg:x1="11.336cm" svg:y1="20.595cm" svg:x2="13.521cm" svg:y2="19.595cm" draw:start-shape="id173" draw:start-glue-point="11" draw:end-shape="id174" draw:end-glue-point="7" svg:d="M11336 20595l2185-1000" svg:viewBox="0 0 2186 1001">
          <text:p/>
        </draw:connector>
        <draw:connector draw:style-name="gr3" draw:text-style-name="P2" draw:layer="layout" draw:type="line" svg:x1="11.156cm" svg:y1="20.595cm" svg:x2="10.577cm" svg:y2="19.595cm" draw:start-shape="id173" draw:start-glue-point="5" draw:end-shape="id175" draw:end-glue-point="9" svg:d="M11156 20595l-579-1000" svg:viewBox="0 0 580 1001">
          <text:p/>
        </draw:connector>
        <draw:connector draw:style-name="gr3" draw:text-style-name="P2" draw:layer="layout" draw:type="line" svg:x1="11.336cm" svg:y1="19.325cm" svg:x2="11.933cm" svg:y2="19.595cm" draw:start-shape="id176" draw:start-glue-point="11" draw:end-shape="id177" draw:end-glue-point="7" svg:d="M11336 19325l597 270" svg:viewBox="0 0 598 271">
          <text:p/>
        </draw:connector>
        <draw:connector draw:style-name="gr3" draw:text-style-name="P2" draw:layer="layout" draw:type="line" svg:x1="8.99cm" svg:y1="19.595cm" svg:x2="11.156cm" svg:y2="19.325cm" draw:start-shape="id178" draw:start-glue-point="9" draw:end-shape="id176" draw:end-glue-point="5" svg:d="M8990 19595l2166-270" svg:viewBox="0 0 2167 271">
          <text:p/>
        </draw:connector>
        <draw:connector draw:style-name="gr3" draw:text-style-name="P2" draw:layer="layout" draw:type="line" svg:x1="12.293cm" svg:y1="19.595cm" svg:x2="14.426cm" svg:y2="19.325cm" draw:start-shape="id177" draw:start-glue-point="9" draw:end-shape="id179" draw:end-glue-point="5" svg:d="M12293 19595l2133-270" svg:viewBox="0 0 2134 271">
          <text:p/>
        </draw:connector>
        <draw:connector draw:style-name="gr3" draw:text-style-name="P2" draw:layer="layout" draw:type="line" svg:x1="13.881cm" svg:y1="19.235cm" svg:x2="14.426cm" svg:y2="19.505cm" draw:start-shape="id174" draw:start-glue-point="11" draw:end-shape="id179" draw:end-glue-point="7" svg:d="M13881 19235l545 270" svg:viewBox="0 0 546 271">
          <text:p/>
        </draw:connector>
        <draw:connector draw:style-name="gr3" draw:text-style-name="P2" draw:layer="layout" draw:type="line" svg:x1="13.881cm" svg:y1="19.595cm" svg:x2="14.426cm" svg:y2="20.595cm" draw:start-shape="id174" draw:start-glue-point="9" draw:end-shape="id172" draw:end-glue-point="5" svg:d="M13881 19595l545 1000" svg:viewBox="0 0 546 1001">
          <text:p/>
        </draw:connector>
        <draw:connector draw:style-name="gr3" draw:text-style-name="P2" xml:id="id180" draw:id="id180" draw:layer="layout" draw:type="line" svg:x1="8.066cm" svg:y1="20.595cm" svg:x2="8.066cm" svg:y2="20.595cm" draw:start-shape="id150" draw:start-glue-point="11" draw:end-shape="id150" draw:end-glue-point="11" svg:d="M8066 20595z" svg:viewBox="0 0 1 1">
          <text:p/>
        </draw:connector>
        <draw:connector draw:style-name="gr3" draw:text-style-name="P2" draw:layer="layout" draw:type="line" svg:x1="8.066cm" svg:y1="20.595cm" svg:x2="10.217cm" svg:y2="19.595cm" draw:start-shape="id180" draw:start-glue-point="0" draw:end-shape="id175" draw:end-glue-point="7" svg:d="M8066 20595l2151-1000" svg:viewBox="0 0 2152 1001">
          <text:p/>
        </draw:connector>
        <draw:connector draw:style-name="gr3" draw:text-style-name="P2" draw:layer="layout" draw:type="line" svg:x1="8.066cm" svg:y1="19.325cm" svg:x2="8.63cm" svg:y2="19.595cm" draw:start-shape="id157" draw:start-glue-point="11" draw:end-shape="id178" draw:end-glue-point="7" svg:d="M8066 19325l564 270" svg:viewBox="0 0 565 271">
          <text:p/>
        </draw:connector>
        <draw:connector draw:style-name="gr3" draw:text-style-name="P2" draw:layer="layout" draw:type="line" svg:x1="8.066cm" svg:y1="20.775cm" svg:x2="8.63cm" svg:y2="21.775cm" draw:start-shape="id150" draw:start-glue-point="9" draw:end-shape="id170" draw:end-glue-point="5" svg:d="M8066 20775l564 1000" svg:viewBox="0 0 565 1001">
          <text:p/>
        </draw:connector>
        <draw:connector draw:style-name="gr3" draw:text-style-name="P2" draw:layer="layout" draw:type="line" svg:x1="8.066cm" svg:y1="21.865cm" svg:x2="8.63cm" svg:y2="22.135cm" draw:start-shape="id149" draw:start-glue-point="11" draw:end-shape="id170" draw:end-glue-point="7" svg:d="M8066 21865l564 270" svg:viewBox="0 0 565 271">
          <text:p/>
        </draw:connector>
        <draw:connector draw:style-name="gr3" draw:text-style-name="P2" draw:layer="layout" draw:type="line" svg:x1="8.066cm" svg:y1="22.045cm" svg:x2="10.217cm" svg:y2="21.775cm" draw:start-shape="id149" draw:start-glue-point="9" draw:end-shape="id166" draw:end-glue-point="5" svg:d="M8066 22045l2151-270" svg:viewBox="0 0 2152 271">
          <text:p/>
        </draw:connector>
        <draw:connector draw:style-name="gr3" draw:text-style-name="P2" draw:layer="layout" draw:type="line" svg:x1="8.066cm" svg:y1="23.135cm" svg:x2="10.217cm" svg:y2="22.135cm" draw:start-shape="id139" draw:start-glue-point="11" draw:end-shape="id166" draw:end-glue-point="7" svg:d="M8066 23135l2151-1000" svg:viewBox="0 0 2152 1001">
          <text:p/>
        </draw:connector>
        <draw:connector draw:style-name="gr3" draw:text-style-name="P2" draw:layer="layout" draw:type="line" svg:x1="8.066cm" svg:y1="23.315cm" svg:x2="8.63cm" svg:y2="24.315cm" draw:start-shape="id139" draw:start-glue-point="9" draw:end-shape="id162" draw:end-glue-point="5" svg:d="M8066 23315l564 1000" svg:viewBox="0 0 565 1001">
          <text:p/>
        </draw:connector>
        <draw:connector draw:style-name="gr3" draw:text-style-name="P2" draw:layer="layout" draw:type="line" svg:x1="8.066cm" svg:y1="24.405cm" svg:x2="8.63cm" svg:y2="24.675cm" draw:start-shape="id142" draw:start-glue-point="11" draw:end-shape="id162" draw:end-glue-point="7" svg:d="M8066 24405l564 270" svg:viewBox="0 0 565 271">
          <text:p/>
        </draw:connector>
        <draw:connector draw:style-name="gr3" draw:text-style-name="P2" draw:layer="layout" draw:type="line" svg:x1="8.066cm" svg:y1="24.585cm" svg:x2="10.218cm" svg:y2="24.316cm" draw:start-shape="id142" draw:start-glue-point="9" draw:end-shape="id158" draw:end-glue-point="5" svg:d="M8066 24585l2152-269" svg:viewBox="0 0 2153 270">
          <text:p/>
        </draw:connector>
        <draw:connector draw:style-name="gr3" draw:text-style-name="P2" draw:layer="layout" draw:type="line" svg:x1="4.038cm" svg:y1="19.236cm" svg:x2="4.616cm" svg:y2="19.505cm" draw:start-shape="id153" draw:start-glue-point="11" draw:end-shape="id154" draw:end-glue-point="7" svg:d="M4038 19236l578 269" svg:viewBox="0 0 579 270">
          <text:p/>
        </draw:connector>
        <draw:connector draw:style-name="gr3" draw:text-style-name="P2" draw:layer="layout" draw:type="line" svg:x1="4.796cm" svg:y1="19.505cm" svg:x2="6.979cm" svg:y2="19.236cm" draw:start-shape="id154" draw:start-glue-point="9" draw:end-shape="id152" draw:end-glue-point="5" svg:d="M4796 19505l2183-269" svg:viewBox="0 0 2184 270">
          <text:p/>
        </draw:connector>
        <draw:connector draw:style-name="gr3" draw:text-style-name="P2" draw:layer="layout" draw:type="line" svg:x1="7.339cm" svg:y1="19.236cm" svg:x2="7.886cm" svg:y2="19.505cm" draw:start-shape="id152" draw:start-glue-point="11" draw:end-shape="id157" draw:end-glue-point="7" svg:d="M7339 19236l547 269" svg:viewBox="0 0 548 270">
          <text:p/>
        </draw:connector>
        <draw:connector draw:style-name="gr3" draw:text-style-name="P2" draw:layer="layout" draw:type="line" svg:x1="8.066cm" svg:y1="19.505cm" svg:x2="10.217cm" svg:y2="19.235cm" draw:start-shape="id157" draw:start-glue-point="9" draw:end-shape="id175" draw:end-glue-point="5" svg:d="M8066 19505l2151-270" svg:viewBox="0 0 2152 271">
          <text:p/>
        </draw:connector>
        <draw:connector draw:style-name="gr3" draw:text-style-name="P2" draw:layer="layout" draw:type="line" svg:x1="10.577cm" svg:y1="19.235cm" svg:x2="11.156cm" svg:y2="19.505cm" draw:start-shape="id175" draw:start-glue-point="11" draw:end-shape="id176" draw:end-glue-point="7" svg:d="M10577 19235l579 270" svg:viewBox="0 0 580 271">
          <text:p/>
        </draw:connector>
        <draw:connector draw:style-name="gr3" draw:text-style-name="P2" draw:layer="layout" draw:type="line" svg:x1="11.336cm" svg:y1="19.505cm" svg:x2="13.521cm" svg:y2="19.235cm" draw:start-shape="id176" draw:start-glue-point="9" draw:end-shape="id174" draw:end-glue-point="5" svg:d="M11336 19505l2185-270" svg:viewBox="0 0 2186 2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1T14:22:08.448826818</meta:creation-date>
    <dc:date>2020-04-01T14:46:26.933702108</dc:date>
    <meta:editing-duration>PT24M18S</meta:editing-duration>
    <meta:editing-cycles>3</meta:editing-cycles>
    <meta:generator>LibreOffice/6.3.5.2$Linux_X86_64 LibreOffice_project/30$Build-2</meta:generator>
    <meta:document-statistic meta:object-count="648"/>
  </office:meta>
</office:document-meta>
</file>